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1.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</office:automatic-styles>
  <office:body>
    <office:spreadsheet>
      <table:table table:name="Лист1" table:style-name="ta1" table:print="false">
        <table:table-column table:style-name="co1" table:number-columns-repeated="5" table:default-cell-style-name="ce2"/>
        <table:table-column table:style-name="co1" table:number-columns-repeated="2" table:default-cell-style-name="ce8"/>
        <table:table-column table:style-name="co2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<text:a xlink:href="https://honkai-star-rail.fandom.com/wiki/HP" xlink:type="simple">HP</text:a></text:p>
          </table:table-cell>
          <table:table-cell table:style-name="ce3" office:value-type="string" calcext:value-type="string">
            <text:p><text:a xlink:href="https://honkai-star-rail.fandom.com/wiki/ATK" xlink:type="simple">ATK</text:a></text:p>
          </table:table-cell>
          <table:table-cell table:style-name="ce3" office:value-type="string" calcext:value-type="string">
            <text:p><text:a xlink:href="https://honkai-star-rail.fandom.com/wiki/DEF" xlink:type="simple">DEF</text:a></text:p>
          </table:table-cell>
          <table:table-cell table:style-name="ce3" office:value-type="string" calcext:value-type="string">
            <text:p><text:a xlink:href="https://honkai-star-rail.fandom.com/wiki/SPD" xlink:type="simple">SPD</text:a></text:p>
          </table:table-cell>
          <table:table-cell table:style-name="ce3" office:value-type="string" calcext:value-type="string">
            <text:p><text:a xlink:href="https://honkai-star-rail.fandom.com/wiki/Effect_Hit_Rate" xlink:type="simple">Eff. H. R.</text:a></text:p>
          </table:table-cell>
          <table:table-cell table:style-name="ce3" office:value-type="string" calcext:value-type="string">
            <text:p><text:a xlink:href="https://honkai-star-rail.fandom.com/wiki/Effect_RES" xlink:type="simple">Eff. RES</text:a> 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&lt;----Toughnes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]&amp;&quot;&quot;&quot; hp=&quot;&quot;&quot;&amp;[.B2]&amp;&quot;&quot;&quot; atk=&quot;&quot;&quot;&amp;[.C2]&amp;&quot;&quot;&quot; spd=&quot;&quot;&quot;&amp;[.E2]&amp;&quot;&quot;&quot; def=&quot;&quot;&quot;&amp;[.D2]&amp;&quot;&quot;&quot; effect_hit=&quot;&quot;0.&quot;&amp;TRIM(SUBSTITUTE(SUBSTITUTE([.F2];&quot;%&quot;;&quot;&quot;);&quot;.&quot;;&quot;&quot;))&amp;&quot;&quot;&quot; effect_res=&quot;&quot;0.&quot;&amp;TRIM(SUBSTITUTE(SUBSTITUTE([.G2];&quot;%&quot;;&quot;&quot;);&quot;.&quot;;&quot;&quot;))&amp;&quot;&quot;&quot; tgh=&quot;&quot;&quot;&amp;[.$H$1]&amp;&quot;&quot;&quot; /&gt;&quot;" office:value-type="string" office:string-value="&lt;Stats level=&quot;1&quot; hp=&quot;112&quot; atk=&quot;12&quot; spd=&quot;100&quot; def=&quot;210&quot; effect_hit=&quot;0.0&quot; effect_res=&quot;0.10&quot; tgh=&quot;60&quot; /&gt;" calcext:value-type="string">
            <text:p>&lt;Stats level="1" hp="112" atk="12" spd="100" def="210" effect_hit="0.0" effect_res="0.10" tgh="60" /&gt;</text:p>
          </table:table-cell>
          <table:table-cell table:number-columns-repeated="6"/>
          <table:table-cell office:value-type="string" calcext:value-type="string">
            <text:p>1) copy from <text:a xlink:href="https://honkai-star-rail.fandom.com/wiki/Vagrant" xlink:type="simple">https://honkai-star-rail.fandom.com/wiki/Vagrant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]&amp;&quot;&quot;&quot; hp=&quot;&quot;&quot;&amp;[.B3]&amp;&quot;&quot;&quot; atk=&quot;&quot;&quot;&amp;[.C3]&amp;&quot;&quot;&quot; spd=&quot;&quot;&quot;&amp;[.E3]&amp;&quot;&quot;&quot; def=&quot;&quot;&quot;&amp;[.D3]&amp;&quot;&quot;&quot; effect_hit=&quot;&quot;0.&quot;&amp;TRIM(SUBSTITUTE(SUBSTITUTE([.F3];&quot;%&quot;;&quot;&quot;);&quot;.&quot;;&quot;&quot;))&amp;&quot;&quot;&quot; effect_res=&quot;&quot;0.&quot;&amp;TRIM(SUBSTITUTE(SUBSTITUTE([.G3];&quot;%&quot;;&quot;&quot;);&quot;.&quot;;&quot;&quot;))&amp;&quot;&quot;&quot; tgh=&quot;&quot;&quot;&amp;[.$H$1]&amp;&quot;&quot;&quot; /&gt;&quot;" office:value-type="string" office:string-value="&lt;Stats level=&quot;2&quot; hp=&quot;146&quot; atk=&quot;14&quot; spd=&quot;100&quot; def=&quot;220&quot; effect_hit=&quot;0.0&quot; effect_res=&quot;0.10&quot; tgh=&quot;60&quot; /&gt;" calcext:value-type="string">
            <text:p>&lt;Stats level="2" hp="146" atk="14" spd="100" def="220" effect_hit="0.0" effect_res="0.10" tgh="60" /&gt;</text:p>
          </table:table-cell>
          <table:table-cell table:number-columns-repeated="6"/>
          <table:table-cell office:value-type="string" calcext:value-type="string">
            <text:p>2)replace , by 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]&amp;&quot;&quot;&quot; hp=&quot;&quot;&quot;&amp;[.B4]&amp;&quot;&quot;&quot; atk=&quot;&quot;&quot;&amp;[.C4]&amp;&quot;&quot;&quot; spd=&quot;&quot;&quot;&amp;[.E4]&amp;&quot;&quot;&quot; def=&quot;&quot;&quot;&amp;[.D4]&amp;&quot;&quot;&quot; effect_hit=&quot;&quot;0.&quot;&amp;TRIM(SUBSTITUTE(SUBSTITUTE([.F4];&quot;%&quot;;&quot;&quot;);&quot;.&quot;;&quot;&quot;))&amp;&quot;&quot;&quot; effect_res=&quot;&quot;0.&quot;&amp;TRIM(SUBSTITUTE(SUBSTITUTE([.G4];&quot;%&quot;;&quot;&quot;);&quot;.&quot;;&quot;&quot;))&amp;&quot;&quot;&quot; tgh=&quot;&quot;&quot;&amp;[.$H$1]&amp;&quot;&quot;&quot; /&gt;&quot;" office:value-type="string" office:string-value="&lt;Stats level=&quot;3&quot; hp=&quot;153&quot; atk=&quot;15&quot; spd=&quot;100&quot; def=&quot;230&quot; effect_hit=&quot;0.0&quot; effect_res=&quot;0.10&quot; tgh=&quot;60&quot; /&gt;" calcext:value-type="string">
            <text:p>&lt;Stats level="3" hp="153" atk="15" spd="100" def="23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5]&amp;&quot;&quot;&quot; hp=&quot;&quot;&quot;&amp;[.B5]&amp;&quot;&quot;&quot; atk=&quot;&quot;&quot;&amp;[.C5]&amp;&quot;&quot;&quot; spd=&quot;&quot;&quot;&amp;[.E5]&amp;&quot;&quot;&quot; def=&quot;&quot;&quot;&amp;[.D5]&amp;&quot;&quot;&quot; effect_hit=&quot;&quot;0.&quot;&amp;TRIM(SUBSTITUTE(SUBSTITUTE([.F5];&quot;%&quot;;&quot;&quot;);&quot;.&quot;;&quot;&quot;))&amp;&quot;&quot;&quot; effect_res=&quot;&quot;0.&quot;&amp;TRIM(SUBSTITUTE(SUBSTITUTE([.G5];&quot;%&quot;;&quot;&quot;);&quot;.&quot;;&quot;&quot;))&amp;&quot;&quot;&quot; tgh=&quot;&quot;&quot;&amp;[.$H$1]&amp;&quot;&quot;&quot; /&gt;&quot;" office:value-type="string" office:string-value="&lt;Stats level=&quot;4&quot; hp=&quot;190&quot; atk=&quot;20&quot; spd=&quot;100&quot; def=&quot;240&quot; effect_hit=&quot;0.0&quot; effect_res=&quot;0.10&quot; tgh=&quot;60&quot; /&gt;" calcext:value-type="string">
            <text:p>&lt;Stats level="4" hp="190" atk="20" spd="100" def="24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6]&amp;&quot;&quot;&quot; hp=&quot;&quot;&quot;&amp;[.B6]&amp;&quot;&quot;&quot; atk=&quot;&quot;&quot;&amp;[.C6]&amp;&quot;&quot;&quot; spd=&quot;&quot;&quot;&amp;[.E6]&amp;&quot;&quot;&quot; def=&quot;&quot;&quot;&amp;[.D6]&amp;&quot;&quot;&quot; effect_hit=&quot;&quot;0.&quot;&amp;TRIM(SUBSTITUTE(SUBSTITUTE([.F6];&quot;%&quot;;&quot;&quot;);&quot;.&quot;;&quot;&quot;))&amp;&quot;&quot;&quot; effect_res=&quot;&quot;0.&quot;&amp;TRIM(SUBSTITUTE(SUBSTITUTE([.G6];&quot;%&quot;;&quot;&quot;);&quot;.&quot;;&quot;&quot;))&amp;&quot;&quot;&quot; tgh=&quot;&quot;&quot;&amp;[.$H$1]&amp;&quot;&quot;&quot; /&gt;&quot;" office:value-type="string" office:string-value="&lt;Stats level=&quot;5&quot; hp=&quot;199&quot; atk=&quot;21&quot; spd=&quot;100&quot; def=&quot;250&quot; effect_hit=&quot;0.0&quot; effect_res=&quot;0.10&quot; tgh=&quot;60&quot; /&gt;" calcext:value-type="string">
            <text:p>&lt;Stats level="5" hp="199" atk="21" spd="100" def="25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7]&amp;&quot;&quot;&quot; hp=&quot;&quot;&quot;&amp;[.B7]&amp;&quot;&quot;&quot; atk=&quot;&quot;&quot;&amp;[.C7]&amp;&quot;&quot;&quot; spd=&quot;&quot;&quot;&amp;[.E7]&amp;&quot;&quot;&quot; def=&quot;&quot;&quot;&amp;[.D7]&amp;&quot;&quot;&quot; effect_hit=&quot;&quot;0.&quot;&amp;TRIM(SUBSTITUTE(SUBSTITUTE([.F7];&quot;%&quot;;&quot;&quot;);&quot;.&quot;;&quot;&quot;))&amp;&quot;&quot;&quot; effect_res=&quot;&quot;0.&quot;&amp;TRIM(SUBSTITUTE(SUBSTITUTE([.G7];&quot;%&quot;;&quot;&quot;);&quot;.&quot;;&quot;&quot;))&amp;&quot;&quot;&quot; tgh=&quot;&quot;&quot;&amp;[.$H$1]&amp;&quot;&quot;&quot; /&gt;&quot;" office:value-type="string" office:string-value="&lt;Stats level=&quot;6&quot; hp=&quot;209&quot; atk=&quot;22&quot; spd=&quot;100&quot; def=&quot;260&quot; effect_hit=&quot;0.0&quot; effect_res=&quot;0.10&quot; tgh=&quot;60&quot; /&gt;" calcext:value-type="string">
            <text:p>&lt;Stats level="6" hp="209" atk="22" spd="100" def="26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  <table:table-cell office:value-type="float" office:value="270" calcext:value-type="float">
            <text:p>2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8]&amp;&quot;&quot;&quot; hp=&quot;&quot;&quot;&amp;[.B8]&amp;&quot;&quot;&quot; atk=&quot;&quot;&quot;&amp;[.C8]&amp;&quot;&quot;&quot; spd=&quot;&quot;&quot;&amp;[.E8]&amp;&quot;&quot;&quot; def=&quot;&quot;&quot;&amp;[.D8]&amp;&quot;&quot;&quot; effect_hit=&quot;&quot;0.&quot;&amp;TRIM(SUBSTITUTE(SUBSTITUTE([.F8];&quot;%&quot;;&quot;&quot;);&quot;.&quot;;&quot;&quot;))&amp;&quot;&quot;&quot; effect_res=&quot;&quot;0.&quot;&amp;TRIM(SUBSTITUTE(SUBSTITUTE([.G8];&quot;%&quot;;&quot;&quot;);&quot;.&quot;;&quot;&quot;))&amp;&quot;&quot;&quot; tgh=&quot;&quot;&quot;&amp;[.$H$1]&amp;&quot;&quot;&quot; /&gt;&quot;" office:value-type="string" office:string-value="&lt;Stats level=&quot;7&quot; hp=&quot;218&quot; atk=&quot;23&quot; spd=&quot;100&quot; def=&quot;270&quot; effect_hit=&quot;0.0&quot; effect_res=&quot;0.10&quot; tgh=&quot;60&quot; /&gt;" calcext:value-type="string">
            <text:p>&lt;Stats level="7" hp="218" atk="23" spd="100" def="27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9]&amp;&quot;&quot;&quot; hp=&quot;&quot;&quot;&amp;[.B9]&amp;&quot;&quot;&quot; atk=&quot;&quot;&quot;&amp;[.C9]&amp;&quot;&quot;&quot; spd=&quot;&quot;&quot;&amp;[.E9]&amp;&quot;&quot;&quot; def=&quot;&quot;&quot;&amp;[.D9]&amp;&quot;&quot;&quot; effect_hit=&quot;&quot;0.&quot;&amp;TRIM(SUBSTITUTE(SUBSTITUTE([.F9];&quot;%&quot;;&quot;&quot;);&quot;.&quot;;&quot;&quot;))&amp;&quot;&quot;&quot; effect_res=&quot;&quot;0.&quot;&amp;TRIM(SUBSTITUTE(SUBSTITUTE([.G9];&quot;%&quot;;&quot;&quot;);&quot;.&quot;;&quot;&quot;))&amp;&quot;&quot;&quot; tgh=&quot;&quot;&quot;&amp;[.$H$1]&amp;&quot;&quot;&quot; /&gt;&quot;" office:value-type="string" office:string-value="&lt;Stats level=&quot;8&quot; hp=&quot;228&quot; atk=&quot;25&quot; spd=&quot;100&quot; def=&quot;280&quot; effect_hit=&quot;0.0&quot; effect_res=&quot;0.10&quot; tgh=&quot;60&quot; /&gt;" calcext:value-type="string">
            <text:p>&lt;Stats level="8" hp="228" atk="25" spd="100" def="28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0]&amp;&quot;&quot;&quot; hp=&quot;&quot;&quot;&amp;[.B10]&amp;&quot;&quot;&quot; atk=&quot;&quot;&quot;&amp;[.C10]&amp;&quot;&quot;&quot; spd=&quot;&quot;&quot;&amp;[.E10]&amp;&quot;&quot;&quot; def=&quot;&quot;&quot;&amp;[.D10]&amp;&quot;&quot;&quot; effect_hit=&quot;&quot;0.&quot;&amp;TRIM(SUBSTITUTE(SUBSTITUTE([.F10];&quot;%&quot;;&quot;&quot;);&quot;.&quot;;&quot;&quot;))&amp;&quot;&quot;&quot; effect_res=&quot;&quot;0.&quot;&amp;TRIM(SUBSTITUTE(SUBSTITUTE([.G10];&quot;%&quot;;&quot;&quot;);&quot;.&quot;;&quot;&quot;))&amp;&quot;&quot;&quot; tgh=&quot;&quot;&quot;&amp;[.$H$1]&amp;&quot;&quot;&quot; /&gt;&quot;" office:value-type="string" office:string-value="&lt;Stats level=&quot;9&quot; hp=&quot;238&quot; atk=&quot;26&quot; spd=&quot;100&quot; def=&quot;290&quot; effect_hit=&quot;0.0&quot; effect_res=&quot;0.10&quot; tgh=&quot;60&quot; /&gt;" calcext:value-type="string">
            <text:p>&lt;Stats level="9" hp="238" atk="26" spd="100" def="29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1]&amp;&quot;&quot;&quot; hp=&quot;&quot;&quot;&amp;[.B11]&amp;&quot;&quot;&quot; atk=&quot;&quot;&quot;&amp;[.C11]&amp;&quot;&quot;&quot; spd=&quot;&quot;&quot;&amp;[.E11]&amp;&quot;&quot;&quot; def=&quot;&quot;&quot;&amp;[.D11]&amp;&quot;&quot;&quot; effect_hit=&quot;&quot;0.&quot;&amp;TRIM(SUBSTITUTE(SUBSTITUTE([.F11];&quot;%&quot;;&quot;&quot;);&quot;.&quot;;&quot;&quot;))&amp;&quot;&quot;&quot; effect_res=&quot;&quot;0.&quot;&amp;TRIM(SUBSTITUTE(SUBSTITUTE([.G11];&quot;%&quot;;&quot;&quot;);&quot;.&quot;;&quot;&quot;))&amp;&quot;&quot;&quot; tgh=&quot;&quot;&quot;&amp;[.$H$1]&amp;&quot;&quot;&quot; /&gt;&quot;" office:value-type="string" office:string-value="&lt;Stats level=&quot;10&quot; hp=&quot;248&quot; atk=&quot;26&quot; spd=&quot;100&quot; def=&quot;300&quot; effect_hit=&quot;0.0&quot; effect_res=&quot;0.10&quot; tgh=&quot;60&quot; /&gt;" calcext:value-type="string">
            <text:p>&lt;Stats level="10" hp="248" atk="26" spd="100" def="30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5" calcext:value-type="float">
            <text:p>265</text:p>
          </table:table-cell>
          <table:table-cell office:value-type="float" office:value="29" calcext:value-type="float">
            <text:p>29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2]&amp;&quot;&quot;&quot; hp=&quot;&quot;&quot;&amp;[.B12]&amp;&quot;&quot;&quot; atk=&quot;&quot;&quot;&amp;[.C12]&amp;&quot;&quot;&quot; spd=&quot;&quot;&quot;&amp;[.E12]&amp;&quot;&quot;&quot; def=&quot;&quot;&quot;&amp;[.D12]&amp;&quot;&quot;&quot; effect_hit=&quot;&quot;0.&quot;&amp;TRIM(SUBSTITUTE(SUBSTITUTE([.F12];&quot;%&quot;;&quot;&quot;);&quot;.&quot;;&quot;&quot;))&amp;&quot;&quot;&quot; effect_res=&quot;&quot;0.&quot;&amp;TRIM(SUBSTITUTE(SUBSTITUTE([.G12];&quot;%&quot;;&quot;&quot;);&quot;.&quot;;&quot;&quot;))&amp;&quot;&quot;&quot; tgh=&quot;&quot;&quot;&amp;[.$H$1]&amp;&quot;&quot;&quot; /&gt;&quot;" office:value-type="string" office:string-value="&lt;Stats level=&quot;11&quot; hp=&quot;265&quot; atk=&quot;29&quot; spd=&quot;100&quot; def=&quot;310&quot; effect_hit=&quot;0.0&quot; effect_res=&quot;0.10&quot; tgh=&quot;60&quot; /&gt;" calcext:value-type="string">
            <text:p>&lt;Stats level="11" hp="265" atk="29" spd="100" def="31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3]&amp;&quot;&quot;&quot; hp=&quot;&quot;&quot;&amp;[.B13]&amp;&quot;&quot;&quot; atk=&quot;&quot;&quot;&amp;[.C13]&amp;&quot;&quot;&quot; spd=&quot;&quot;&quot;&amp;[.E13]&amp;&quot;&quot;&quot; def=&quot;&quot;&quot;&amp;[.D13]&amp;&quot;&quot;&quot; effect_hit=&quot;&quot;0.&quot;&amp;TRIM(SUBSTITUTE(SUBSTITUTE([.F13];&quot;%&quot;;&quot;&quot;);&quot;.&quot;;&quot;&quot;))&amp;&quot;&quot;&quot; effect_res=&quot;&quot;0.&quot;&amp;TRIM(SUBSTITUTE(SUBSTITUTE([.G13];&quot;%&quot;;&quot;&quot;);&quot;.&quot;;&quot;&quot;))&amp;&quot;&quot;&quot; tgh=&quot;&quot;&quot;&amp;[.$H$1]&amp;&quot;&quot;&quot; /&gt;&quot;" office:value-type="string" office:string-value="&lt;Stats level=&quot;12&quot; hp=&quot;283&quot; atk=&quot;32&quot; spd=&quot;100&quot; def=&quot;320&quot; effect_hit=&quot;0.0&quot; effect_res=&quot;0.10&quot; tgh=&quot;60&quot; /&gt;" calcext:value-type="string">
            <text:p>&lt;Stats level="12" hp="283" atk="32" spd="100" def="32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34" calcext:value-type="float">
            <text:p>34</text:p>
          </table:table-cell>
          <table:table-cell office:value-type="float" office:value="330" calcext:value-type="float">
            <text:p>3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4]&amp;&quot;&quot;&quot; hp=&quot;&quot;&quot;&amp;[.B14]&amp;&quot;&quot;&quot; atk=&quot;&quot;&quot;&amp;[.C14]&amp;&quot;&quot;&quot; spd=&quot;&quot;&quot;&amp;[.E14]&amp;&quot;&quot;&quot; def=&quot;&quot;&quot;&amp;[.D14]&amp;&quot;&quot;&quot; effect_hit=&quot;&quot;0.&quot;&amp;TRIM(SUBSTITUTE(SUBSTITUTE([.F14];&quot;%&quot;;&quot;&quot;);&quot;.&quot;;&quot;&quot;))&amp;&quot;&quot;&quot; effect_res=&quot;&quot;0.&quot;&amp;TRIM(SUBSTITUTE(SUBSTITUTE([.G14];&quot;%&quot;;&quot;&quot;);&quot;.&quot;;&quot;&quot;))&amp;&quot;&quot;&quot; tgh=&quot;&quot;&quot;&amp;[.$H$1]&amp;&quot;&quot;&quot; /&gt;&quot;" office:value-type="string" office:string-value="&lt;Stats level=&quot;13&quot; hp=&quot;300&quot; atk=&quot;34&quot; spd=&quot;100&quot; def=&quot;330&quot; effect_hit=&quot;0.0&quot; effect_res=&quot;0.10&quot; tgh=&quot;60&quot; /&gt;" calcext:value-type="string">
            <text:p>&lt;Stats level="13" hp="300" atk="34" spd="100" def="33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37" calcext:value-type="float">
            <text:p>37</text:p>
          </table:table-cell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5]&amp;&quot;&quot;&quot; hp=&quot;&quot;&quot;&amp;[.B15]&amp;&quot;&quot;&quot; atk=&quot;&quot;&quot;&amp;[.C15]&amp;&quot;&quot;&quot; spd=&quot;&quot;&quot;&amp;[.E15]&amp;&quot;&quot;&quot; def=&quot;&quot;&quot;&amp;[.D15]&amp;&quot;&quot;&quot; effect_hit=&quot;&quot;0.&quot;&amp;TRIM(SUBSTITUTE(SUBSTITUTE([.F15];&quot;%&quot;;&quot;&quot;);&quot;.&quot;;&quot;&quot;))&amp;&quot;&quot;&quot; effect_res=&quot;&quot;0.&quot;&amp;TRIM(SUBSTITUTE(SUBSTITUTE([.G15];&quot;%&quot;;&quot;&quot;);&quot;.&quot;;&quot;&quot;))&amp;&quot;&quot;&quot; tgh=&quot;&quot;&quot;&amp;[.$H$1]&amp;&quot;&quot;&quot; /&gt;&quot;" office:value-type="string" office:string-value="&lt;Stats level=&quot;14&quot; hp=&quot;318&quot; atk=&quot;37&quot; spd=&quot;100&quot; def=&quot;340&quot; effect_hit=&quot;0.0&quot; effect_res=&quot;0.10&quot; tgh=&quot;60&quot; /&gt;" calcext:value-type="string">
            <text:p>&lt;Stats level="14" hp="318" atk="37" spd="100" def="34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6]&amp;&quot;&quot;&quot; hp=&quot;&quot;&quot;&amp;[.B16]&amp;&quot;&quot;&quot; atk=&quot;&quot;&quot;&amp;[.C16]&amp;&quot;&quot;&quot; spd=&quot;&quot;&quot;&amp;[.E16]&amp;&quot;&quot;&quot; def=&quot;&quot;&quot;&amp;[.D16]&amp;&quot;&quot;&quot; effect_hit=&quot;&quot;0.&quot;&amp;TRIM(SUBSTITUTE(SUBSTITUTE([.F16];&quot;%&quot;;&quot;&quot;);&quot;.&quot;;&quot;&quot;))&amp;&quot;&quot;&quot; effect_res=&quot;&quot;0.&quot;&amp;TRIM(SUBSTITUTE(SUBSTITUTE([.G16];&quot;%&quot;;&quot;&quot;);&quot;.&quot;;&quot;&quot;))&amp;&quot;&quot;&quot; tgh=&quot;&quot;&quot;&amp;[.$H$1]&amp;&quot;&quot;&quot; /&gt;&quot;" office:value-type="string" office:string-value="&lt;Stats level=&quot;15&quot; hp=&quot;335&quot; atk=&quot;40&quot; spd=&quot;100&quot; def=&quot;350&quot; effect_hit=&quot;0.0&quot; effect_res=&quot;0.10&quot; tgh=&quot;60&quot; /&gt;" calcext:value-type="string">
            <text:p>&lt;Stats level="15" hp="335" atk="40" spd="100" def="35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7]&amp;&quot;&quot;&quot; hp=&quot;&quot;&quot;&amp;[.B17]&amp;&quot;&quot;&quot; atk=&quot;&quot;&quot;&amp;[.C17]&amp;&quot;&quot;&quot; spd=&quot;&quot;&quot;&amp;[.E17]&amp;&quot;&quot;&quot; def=&quot;&quot;&quot;&amp;[.D17]&amp;&quot;&quot;&quot; effect_hit=&quot;&quot;0.&quot;&amp;TRIM(SUBSTITUTE(SUBSTITUTE([.F17];&quot;%&quot;;&quot;&quot;);&quot;.&quot;;&quot;&quot;))&amp;&quot;&quot;&quot; effect_res=&quot;&quot;0.&quot;&amp;TRIM(SUBSTITUTE(SUBSTITUTE([.G17];&quot;%&quot;;&quot;&quot;);&quot;.&quot;;&quot;&quot;))&amp;&quot;&quot;&quot; tgh=&quot;&quot;&quot;&amp;[.$H$1]&amp;&quot;&quot;&quot; /&gt;&quot;" office:value-type="string" office:string-value="&lt;Stats level=&quot;16&quot; hp=&quot;352&quot; atk=&quot;42&quot; spd=&quot;100&quot; def=&quot;360&quot; effect_hit=&quot;0.0&quot; effect_res=&quot;0.10&quot; tgh=&quot;60&quot; /&gt;" calcext:value-type="string">
            <text:p>&lt;Stats level="16" hp="352" atk="42" spd="100" def="36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0" calcext:value-type="float">
            <text:p>370</text:p>
          </table:table-cell>
          <table:table-cell office:value-type="float" office:value="45" calcext:value-type="float">
            <text:p>45</text:p>
          </table:table-cell>
          <table:table-cell office:value-type="float" office:value="370" calcext:value-type="float">
            <text:p>3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8]&amp;&quot;&quot;&quot; hp=&quot;&quot;&quot;&amp;[.B18]&amp;&quot;&quot;&quot; atk=&quot;&quot;&quot;&amp;[.C18]&amp;&quot;&quot;&quot; spd=&quot;&quot;&quot;&amp;[.E18]&amp;&quot;&quot;&quot; def=&quot;&quot;&quot;&amp;[.D18]&amp;&quot;&quot;&quot; effect_hit=&quot;&quot;0.&quot;&amp;TRIM(SUBSTITUTE(SUBSTITUTE([.F18];&quot;%&quot;;&quot;&quot;);&quot;.&quot;;&quot;&quot;))&amp;&quot;&quot;&quot; effect_res=&quot;&quot;0.&quot;&amp;TRIM(SUBSTITUTE(SUBSTITUTE([.G18];&quot;%&quot;;&quot;&quot;);&quot;.&quot;;&quot;&quot;))&amp;&quot;&quot;&quot; tgh=&quot;&quot;&quot;&amp;[.$H$1]&amp;&quot;&quot;&quot; /&gt;&quot;" office:value-type="string" office:string-value="&lt;Stats level=&quot;17&quot; hp=&quot;370&quot; atk=&quot;45&quot; spd=&quot;100&quot; def=&quot;370&quot; effect_hit=&quot;0.0&quot; effect_res=&quot;0.10&quot; tgh=&quot;60&quot; /&gt;" calcext:value-type="string">
            <text:p>&lt;Stats level="17" hp="370" atk="45" spd="100" def="37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office:value-type="float" office:value="48" calcext:value-type="float">
            <text:p>48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19]&amp;&quot;&quot;&quot; hp=&quot;&quot;&quot;&amp;[.B19]&amp;&quot;&quot;&quot; atk=&quot;&quot;&quot;&amp;[.C19]&amp;&quot;&quot;&quot; spd=&quot;&quot;&quot;&amp;[.E19]&amp;&quot;&quot;&quot; def=&quot;&quot;&quot;&amp;[.D19]&amp;&quot;&quot;&quot; effect_hit=&quot;&quot;0.&quot;&amp;TRIM(SUBSTITUTE(SUBSTITUTE([.F19];&quot;%&quot;;&quot;&quot;);&quot;.&quot;;&quot;&quot;))&amp;&quot;&quot;&quot; effect_res=&quot;&quot;0.&quot;&amp;TRIM(SUBSTITUTE(SUBSTITUTE([.G19];&quot;%&quot;;&quot;&quot;);&quot;.&quot;;&quot;&quot;))&amp;&quot;&quot;&quot; tgh=&quot;&quot;&quot;&amp;[.$H$1]&amp;&quot;&quot;&quot; /&gt;&quot;" office:value-type="string" office:string-value="&lt;Stats level=&quot;18&quot; hp=&quot;387&quot; atk=&quot;48&quot; spd=&quot;100&quot; def=&quot;380&quot; effect_hit=&quot;0.0&quot; effect_res=&quot;0.10&quot; tgh=&quot;60&quot; /&gt;" calcext:value-type="string">
            <text:p>&lt;Stats level="18" hp="387" atk="48" spd="100" def="38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390" calcext:value-type="float">
            <text:p>3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0]&amp;&quot;&quot;&quot; hp=&quot;&quot;&quot;&amp;[.B20]&amp;&quot;&quot;&quot; atk=&quot;&quot;&quot;&amp;[.C20]&amp;&quot;&quot;&quot; spd=&quot;&quot;&quot;&amp;[.E20]&amp;&quot;&quot;&quot; def=&quot;&quot;&quot;&amp;[.D20]&amp;&quot;&quot;&quot; effect_hit=&quot;&quot;0.&quot;&amp;TRIM(SUBSTITUTE(SUBSTITUTE([.F20];&quot;%&quot;;&quot;&quot;);&quot;.&quot;;&quot;&quot;))&amp;&quot;&quot;&quot; effect_res=&quot;&quot;0.&quot;&amp;TRIM(SUBSTITUTE(SUBSTITUTE([.G20];&quot;%&quot;;&quot;&quot;);&quot;.&quot;;&quot;&quot;))&amp;&quot;&quot;&quot; tgh=&quot;&quot;&quot;&amp;[.$H$1]&amp;&quot;&quot;&quot; /&gt;&quot;" office:value-type="string" office:string-value="&lt;Stats level=&quot;19&quot; hp=&quot;405&quot; atk=&quot;50&quot; spd=&quot;100&quot; def=&quot;390&quot; effect_hit=&quot;0.0&quot; effect_res=&quot;0.10&quot; tgh=&quot;60&quot; /&gt;" calcext:value-type="string">
            <text:p>&lt;Stats level="19" hp="405" atk="50" spd="100" def="39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" calcext:value-type="float">
            <text:p>422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1]&amp;&quot;&quot;&quot; hp=&quot;&quot;&quot;&amp;[.B21]&amp;&quot;&quot;&quot; atk=&quot;&quot;&quot;&amp;[.C21]&amp;&quot;&quot;&quot; spd=&quot;&quot;&quot;&amp;[.E21]&amp;&quot;&quot;&quot; def=&quot;&quot;&quot;&amp;[.D21]&amp;&quot;&quot;&quot; effect_hit=&quot;&quot;0.&quot;&amp;TRIM(SUBSTITUTE(SUBSTITUTE([.F21];&quot;%&quot;;&quot;&quot;);&quot;.&quot;;&quot;&quot;))&amp;&quot;&quot;&quot; effect_res=&quot;&quot;0.&quot;&amp;TRIM(SUBSTITUTE(SUBSTITUTE([.G21];&quot;%&quot;;&quot;&quot;);&quot;.&quot;;&quot;&quot;))&amp;&quot;&quot;&quot; tgh=&quot;&quot;&quot;&amp;[.$H$1]&amp;&quot;&quot;&quot; /&gt;&quot;" office:value-type="string" office:string-value="&lt;Stats level=&quot;20&quot; hp=&quot;422&quot; atk=&quot;53&quot; spd=&quot;100&quot; def=&quot;400&quot; effect_hit=&quot;0.0&quot; effect_res=&quot;0.10&quot; tgh=&quot;60&quot; /&gt;" calcext:value-type="string">
            <text:p>&lt;Stats level="20" hp="422" atk="53" spd="100" def="40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3" calcext:value-type="float">
            <text:p>453</text:p>
          </table:table-cell>
          <table:table-cell office:value-type="float" office:value="57" calcext:value-type="float">
            <text:p>57</text:p>
          </table:table-cell>
          <table:table-cell office:value-type="float" office:value="410" calcext:value-type="float">
            <text:p>4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2]&amp;&quot;&quot;&quot; hp=&quot;&quot;&quot;&amp;[.B22]&amp;&quot;&quot;&quot; atk=&quot;&quot;&quot;&amp;[.C22]&amp;&quot;&quot;&quot; spd=&quot;&quot;&quot;&amp;[.E22]&amp;&quot;&quot;&quot; def=&quot;&quot;&quot;&amp;[.D22]&amp;&quot;&quot;&quot; effect_hit=&quot;&quot;0.&quot;&amp;TRIM(SUBSTITUTE(SUBSTITUTE([.F22];&quot;%&quot;;&quot;&quot;);&quot;.&quot;;&quot;&quot;))&amp;&quot;&quot;&quot; effect_res=&quot;&quot;0.&quot;&amp;TRIM(SUBSTITUTE(SUBSTITUTE([.G22];&quot;%&quot;;&quot;&quot;);&quot;.&quot;;&quot;&quot;))&amp;&quot;&quot;&quot; tgh=&quot;&quot;&quot;&amp;[.$H$1]&amp;&quot;&quot;&quot; /&gt;&quot;" office:value-type="string" office:string-value="&lt;Stats level=&quot;21&quot; hp=&quot;453&quot; atk=&quot;57&quot; spd=&quot;100&quot; def=&quot;410&quot; effect_hit=&quot;0.0&quot; effect_res=&quot;0.10&quot; tgh=&quot;60&quot; /&gt;" calcext:value-type="string">
            <text:p>&lt;Stats level="21" hp="453" atk="57" spd="100" def="41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3]&amp;&quot;&quot;&quot; hp=&quot;&quot;&quot;&amp;[.B23]&amp;&quot;&quot;&quot; atk=&quot;&quot;&quot;&amp;[.C23]&amp;&quot;&quot;&quot; spd=&quot;&quot;&quot;&amp;[.E23]&amp;&quot;&quot;&quot; def=&quot;&quot;&quot;&amp;[.D23]&amp;&quot;&quot;&quot; effect_hit=&quot;&quot;0.&quot;&amp;TRIM(SUBSTITUTE(SUBSTITUTE([.F23];&quot;%&quot;;&quot;&quot;);&quot;.&quot;;&quot;&quot;))&amp;&quot;&quot;&quot; effect_res=&quot;&quot;0.&quot;&amp;TRIM(SUBSTITUTE(SUBSTITUTE([.G23];&quot;%&quot;;&quot;&quot;);&quot;.&quot;;&quot;&quot;))&amp;&quot;&quot;&quot; tgh=&quot;&quot;&quot;&amp;[.$H$1]&amp;&quot;&quot;&quot; /&gt;&quot;" office:value-type="string" office:string-value="&lt;Stats level=&quot;22&quot; hp=&quot;484&quot; atk=&quot;62&quot; spd=&quot;100&quot; def=&quot;420&quot; effect_hit=&quot;0.0&quot; effect_res=&quot;0.10&quot; tgh=&quot;60&quot; /&gt;" calcext:value-type="string">
            <text:p>&lt;Stats level="22" hp="484" atk="62" spd="100" def="42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66" calcext:value-type="float">
            <text:p>66</text:p>
          </table:table-cell>
          <table:table-cell office:value-type="float" office:value="430" calcext:value-type="float">
            <text:p>4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4]&amp;&quot;&quot;&quot; hp=&quot;&quot;&quot;&amp;[.B24]&amp;&quot;&quot;&quot; atk=&quot;&quot;&quot;&amp;[.C24]&amp;&quot;&quot;&quot; spd=&quot;&quot;&quot;&amp;[.E24]&amp;&quot;&quot;&quot; def=&quot;&quot;&quot;&amp;[.D24]&amp;&quot;&quot;&quot; effect_hit=&quot;&quot;0.&quot;&amp;TRIM(SUBSTITUTE(SUBSTITUTE([.F24];&quot;%&quot;;&quot;&quot;);&quot;.&quot;;&quot;&quot;))&amp;&quot;&quot;&quot; effect_res=&quot;&quot;0.&quot;&amp;TRIM(SUBSTITUTE(SUBSTITUTE([.G24];&quot;%&quot;;&quot;&quot;);&quot;.&quot;;&quot;&quot;))&amp;&quot;&quot;&quot; tgh=&quot;&quot;&quot;&amp;[.$H$1]&amp;&quot;&quot;&quot; /&gt;&quot;" office:value-type="string" office:string-value="&lt;Stats level=&quot;23&quot; hp=&quot;515&quot; atk=&quot;66&quot; spd=&quot;100&quot; def=&quot;430&quot; effect_hit=&quot;0.0&quot; effect_res=&quot;0.10&quot; tgh=&quot;60&quot; /&gt;" calcext:value-type="string">
            <text:p>&lt;Stats level="23" hp="515" atk="66" spd="100" def="43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6" calcext:value-type="float">
            <text:p>546</text:p>
          </table:table-cell>
          <table:table-cell office:value-type="float" office:value="71" calcext:value-type="float">
            <text:p>71</text:p>
          </table:table-cell>
          <table:table-cell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5]&amp;&quot;&quot;&quot; hp=&quot;&quot;&quot;&amp;[.B25]&amp;&quot;&quot;&quot; atk=&quot;&quot;&quot;&amp;[.C25]&amp;&quot;&quot;&quot; spd=&quot;&quot;&quot;&amp;[.E25]&amp;&quot;&quot;&quot; def=&quot;&quot;&quot;&amp;[.D25]&amp;&quot;&quot;&quot; effect_hit=&quot;&quot;0.&quot;&amp;TRIM(SUBSTITUTE(SUBSTITUTE([.F25];&quot;%&quot;;&quot;&quot;);&quot;.&quot;;&quot;&quot;))&amp;&quot;&quot;&quot; effect_res=&quot;&quot;0.&quot;&amp;TRIM(SUBSTITUTE(SUBSTITUTE([.G25];&quot;%&quot;;&quot;&quot;);&quot;.&quot;;&quot;&quot;))&amp;&quot;&quot;&quot; tgh=&quot;&quot;&quot;&amp;[.$H$1]&amp;&quot;&quot;&quot; /&gt;&quot;" office:value-type="string" office:string-value="&lt;Stats level=&quot;24&quot; hp=&quot;546&quot; atk=&quot;71&quot; spd=&quot;100&quot; def=&quot;440&quot; effect_hit=&quot;0.0&quot; effect_res=&quot;0.10&quot; tgh=&quot;60&quot; /&gt;" calcext:value-type="string">
            <text:p>&lt;Stats level="24" hp="546" atk="71" spd="100" def="44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7" calcext:value-type="float">
            <text:p>577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6]&amp;&quot;&quot;&quot; hp=&quot;&quot;&quot;&amp;[.B26]&amp;&quot;&quot;&quot; atk=&quot;&quot;&quot;&amp;[.C26]&amp;&quot;&quot;&quot; spd=&quot;&quot;&quot;&amp;[.E26]&amp;&quot;&quot;&quot; def=&quot;&quot;&quot;&amp;[.D26]&amp;&quot;&quot;&quot; effect_hit=&quot;&quot;0.&quot;&amp;TRIM(SUBSTITUTE(SUBSTITUTE([.F26];&quot;%&quot;;&quot;&quot;);&quot;.&quot;;&quot;&quot;))&amp;&quot;&quot;&quot; effect_res=&quot;&quot;0.&quot;&amp;TRIM(SUBSTITUTE(SUBSTITUTE([.G26];&quot;%&quot;;&quot;&quot;);&quot;.&quot;;&quot;&quot;))&amp;&quot;&quot;&quot; tgh=&quot;&quot;&quot;&amp;[.$H$1]&amp;&quot;&quot;&quot; /&gt;&quot;" office:value-type="string" office:string-value="&lt;Stats level=&quot;25&quot; hp=&quot;577&quot; atk=&quot;75&quot; spd=&quot;100&quot; def=&quot;450&quot; effect_hit=&quot;0.0&quot; effect_res=&quot;0.10&quot; tgh=&quot;60&quot; /&gt;" calcext:value-type="string">
            <text:p>&lt;Stats level="25" hp="577" atk="75" spd="100" def="45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8" calcext:value-type="float">
            <text:p>608</text:p>
          </table:table-cell>
          <table:table-cell office:value-type="float" office:value="80" calcext:value-type="float">
            <text:p>80</text:p>
          </table:table-cell>
          <table:table-cell office:value-type="float" office:value="460" calcext:value-type="float">
            <text:p>4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7]&amp;&quot;&quot;&quot; hp=&quot;&quot;&quot;&amp;[.B27]&amp;&quot;&quot;&quot; atk=&quot;&quot;&quot;&amp;[.C27]&amp;&quot;&quot;&quot; spd=&quot;&quot;&quot;&amp;[.E27]&amp;&quot;&quot;&quot; def=&quot;&quot;&quot;&amp;[.D27]&amp;&quot;&quot;&quot; effect_hit=&quot;&quot;0.&quot;&amp;TRIM(SUBSTITUTE(SUBSTITUTE([.F27];&quot;%&quot;;&quot;&quot;);&quot;.&quot;;&quot;&quot;))&amp;&quot;&quot;&quot; effect_res=&quot;&quot;0.&quot;&amp;TRIM(SUBSTITUTE(SUBSTITUTE([.G27];&quot;%&quot;;&quot;&quot;);&quot;.&quot;;&quot;&quot;))&amp;&quot;&quot;&quot; tgh=&quot;&quot;&quot;&amp;[.$H$1]&amp;&quot;&quot;&quot; /&gt;&quot;" office:value-type="string" office:string-value="&lt;Stats level=&quot;26&quot; hp=&quot;608&quot; atk=&quot;80&quot; spd=&quot;100&quot; def=&quot;460&quot; effect_hit=&quot;0.0&quot; effect_res=&quot;0.10&quot; tgh=&quot;60&quot; /&gt;" calcext:value-type="string">
            <text:p>&lt;Stats level="26" hp="608" atk="80" spd="100" def="46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9" calcext:value-type="float">
            <text:p>639</text:p>
          </table:table-cell>
          <table:table-cell office:value-type="float" office:value="84" calcext:value-type="float">
            <text:p>84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8]&amp;&quot;&quot;&quot; hp=&quot;&quot;&quot;&amp;[.B28]&amp;&quot;&quot;&quot; atk=&quot;&quot;&quot;&amp;[.C28]&amp;&quot;&quot;&quot; spd=&quot;&quot;&quot;&amp;[.E28]&amp;&quot;&quot;&quot; def=&quot;&quot;&quot;&amp;[.D28]&amp;&quot;&quot;&quot; effect_hit=&quot;&quot;0.&quot;&amp;TRIM(SUBSTITUTE(SUBSTITUTE([.F28];&quot;%&quot;;&quot;&quot;);&quot;.&quot;;&quot;&quot;))&amp;&quot;&quot;&quot; effect_res=&quot;&quot;0.&quot;&amp;TRIM(SUBSTITUTE(SUBSTITUTE([.G28];&quot;%&quot;;&quot;&quot;);&quot;.&quot;;&quot;&quot;))&amp;&quot;&quot;&quot; tgh=&quot;&quot;&quot;&amp;[.$H$1]&amp;&quot;&quot;&quot; /&gt;&quot;" office:value-type="string" office:string-value="&lt;Stats level=&quot;27&quot; hp=&quot;639&quot; atk=&quot;84&quot; spd=&quot;100&quot; def=&quot;470&quot; effect_hit=&quot;0.0&quot; effect_res=&quot;0.10&quot; tgh=&quot;60&quot; /&gt;" calcext:value-type="string">
            <text:p>&lt;Stats level="27" hp="639" atk="84" spd="100" def="47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9" calcext:value-type="float">
            <text:p>669</text:p>
          </table:table-cell>
          <table:table-cell office:value-type="float" office:value="89" calcext:value-type="float">
            <text:p>89</text:p>
          </table:table-cell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29]&amp;&quot;&quot;&quot; hp=&quot;&quot;&quot;&amp;[.B29]&amp;&quot;&quot;&quot; atk=&quot;&quot;&quot;&amp;[.C29]&amp;&quot;&quot;&quot; spd=&quot;&quot;&quot;&amp;[.E29]&amp;&quot;&quot;&quot; def=&quot;&quot;&quot;&amp;[.D29]&amp;&quot;&quot;&quot; effect_hit=&quot;&quot;0.&quot;&amp;TRIM(SUBSTITUTE(SUBSTITUTE([.F29];&quot;%&quot;;&quot;&quot;);&quot;.&quot;;&quot;&quot;))&amp;&quot;&quot;&quot; effect_res=&quot;&quot;0.&quot;&amp;TRIM(SUBSTITUTE(SUBSTITUTE([.G29];&quot;%&quot;;&quot;&quot;);&quot;.&quot;;&quot;&quot;))&amp;&quot;&quot;&quot; tgh=&quot;&quot;&quot;&amp;[.$H$1]&amp;&quot;&quot;&quot; /&gt;&quot;" office:value-type="string" office:string-value="&lt;Stats level=&quot;28&quot; hp=&quot;669&quot; atk=&quot;89&quot; spd=&quot;100&quot; def=&quot;480&quot; effect_hit=&quot;0.0&quot; effect_res=&quot;0.10&quot; tgh=&quot;60&quot; /&gt;" calcext:value-type="string">
            <text:p>&lt;Stats level="28" hp="669" atk="89" spd="100" def="48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490" calcext:value-type="float">
            <text:p>4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0]&amp;&quot;&quot;&quot; hp=&quot;&quot;&quot;&amp;[.B30]&amp;&quot;&quot;&quot; atk=&quot;&quot;&quot;&amp;[.C30]&amp;&quot;&quot;&quot; spd=&quot;&quot;&quot;&amp;[.E30]&amp;&quot;&quot;&quot; def=&quot;&quot;&quot;&amp;[.D30]&amp;&quot;&quot;&quot; effect_hit=&quot;&quot;0.&quot;&amp;TRIM(SUBSTITUTE(SUBSTITUTE([.F30];&quot;%&quot;;&quot;&quot;);&quot;.&quot;;&quot;&quot;))&amp;&quot;&quot;&quot; effect_res=&quot;&quot;0.&quot;&amp;TRIM(SUBSTITUTE(SUBSTITUTE([.G30];&quot;%&quot;;&quot;&quot;);&quot;.&quot;;&quot;&quot;))&amp;&quot;&quot;&quot; tgh=&quot;&quot;&quot;&amp;[.$H$1]&amp;&quot;&quot;&quot; /&gt;&quot;" office:value-type="string" office:string-value="&lt;Stats level=&quot;29&quot; hp=&quot;700&quot; atk=&quot;93&quot; spd=&quot;100&quot; def=&quot;490&quot; effect_hit=&quot;0.0&quot; effect_res=&quot;0.10&quot; tgh=&quot;60&quot; /&gt;" calcext:value-type="string">
            <text:p>&lt;Stats level="29" hp="700" atk="93" spd="100" def="49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1]&amp;&quot;&quot;&quot; hp=&quot;&quot;&quot;&amp;[.B31]&amp;&quot;&quot;&quot; atk=&quot;&quot;&quot;&amp;[.C31]&amp;&quot;&quot;&quot; spd=&quot;&quot;&quot;&amp;[.E31]&amp;&quot;&quot;&quot; def=&quot;&quot;&quot;&amp;[.D31]&amp;&quot;&quot;&quot; effect_hit=&quot;&quot;0.&quot;&amp;TRIM(SUBSTITUTE(SUBSTITUTE([.F31];&quot;%&quot;;&quot;&quot;);&quot;.&quot;;&quot;&quot;))&amp;&quot;&quot;&quot; effect_res=&quot;&quot;0.&quot;&amp;TRIM(SUBSTITUTE(SUBSTITUTE([.G31];&quot;%&quot;;&quot;&quot;);&quot;.&quot;;&quot;&quot;))&amp;&quot;&quot;&quot; tgh=&quot;&quot;&quot;&amp;[.$H$1]&amp;&quot;&quot;&quot; /&gt;&quot;" office:value-type="string" office:string-value="&lt;Stats level=&quot;30&quot; hp=&quot;731&quot; atk=&quot;98&quot; spd=&quot;100&quot; def=&quot;500&quot; effect_hit=&quot;0.0&quot; effect_res=&quot;0.10&quot; tgh=&quot;60&quot; /&gt;" calcext:value-type="string">
            <text:p>&lt;Stats level="30" hp="731" atk="98" spd="100" def="50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1" calcext:value-type="float">
            <text:p>791</text:p>
          </table:table-cell>
          <table:table-cell office:value-type="float" office:value="104" calcext:value-type="float">
            <text:p>104</text:p>
          </table:table-cell>
          <table:table-cell office:value-type="float" office:value="510" calcext:value-type="float">
            <text:p>5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2]&amp;&quot;&quot;&quot; hp=&quot;&quot;&quot;&amp;[.B32]&amp;&quot;&quot;&quot; atk=&quot;&quot;&quot;&amp;[.C32]&amp;&quot;&quot;&quot; spd=&quot;&quot;&quot;&amp;[.E32]&amp;&quot;&quot;&quot; def=&quot;&quot;&quot;&amp;[.D32]&amp;&quot;&quot;&quot; effect_hit=&quot;&quot;0.&quot;&amp;TRIM(SUBSTITUTE(SUBSTITUTE([.F32];&quot;%&quot;;&quot;&quot;);&quot;.&quot;;&quot;&quot;))&amp;&quot;&quot;&quot; effect_res=&quot;&quot;0.&quot;&amp;TRIM(SUBSTITUTE(SUBSTITUTE([.G32];&quot;%&quot;;&quot;&quot;);&quot;.&quot;;&quot;&quot;))&amp;&quot;&quot;&quot; tgh=&quot;&quot;&quot;&amp;[.$H$1]&amp;&quot;&quot;&quot; /&gt;&quot;" office:value-type="string" office:string-value="&lt;Stats level=&quot;31&quot; hp=&quot;791&quot; atk=&quot;104&quot; spd=&quot;100&quot; def=&quot;510&quot; effect_hit=&quot;0.0&quot; effect_res=&quot;0.10&quot; tgh=&quot;60&quot; /&gt;" calcext:value-type="string">
            <text:p>&lt;Stats level="31" hp="791" atk="104" spd="100" def="51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1" calcext:value-type="float">
            <text:p>851</text:p>
          </table:table-cell>
          <table:table-cell office:value-type="float" office:value="109" calcext:value-type="float">
            <text:p>109</text:p>
          </table:table-cell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3]&amp;&quot;&quot;&quot; hp=&quot;&quot;&quot;&amp;[.B33]&amp;&quot;&quot;&quot; atk=&quot;&quot;&quot;&amp;[.C33]&amp;&quot;&quot;&quot; spd=&quot;&quot;&quot;&amp;[.E33]&amp;&quot;&quot;&quot; def=&quot;&quot;&quot;&amp;[.D33]&amp;&quot;&quot;&quot; effect_hit=&quot;&quot;0.&quot;&amp;TRIM(SUBSTITUTE(SUBSTITUTE([.F33];&quot;%&quot;;&quot;&quot;);&quot;.&quot;;&quot;&quot;))&amp;&quot;&quot;&quot; effect_res=&quot;&quot;0.&quot;&amp;TRIM(SUBSTITUTE(SUBSTITUTE([.G33];&quot;%&quot;;&quot;&quot;);&quot;.&quot;;&quot;&quot;))&amp;&quot;&quot;&quot; tgh=&quot;&quot;&quot;&amp;[.$H$1]&amp;&quot;&quot;&quot; /&gt;&quot;" office:value-type="string" office:string-value="&lt;Stats level=&quot;32&quot; hp=&quot;851&quot; atk=&quot;109&quot; spd=&quot;100&quot; def=&quot;520&quot; effect_hit=&quot;0.0&quot; effect_res=&quot;0.10&quot; tgh=&quot;60&quot; /&gt;" calcext:value-type="string">
            <text:p>&lt;Stats level="32" hp="851" atk="109" spd="100" def="52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1" calcext:value-type="float">
            <text:p>91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4]&amp;&quot;&quot;&quot; hp=&quot;&quot;&quot;&amp;[.B34]&amp;&quot;&quot;&quot; atk=&quot;&quot;&quot;&amp;[.C34]&amp;&quot;&quot;&quot; spd=&quot;&quot;&quot;&amp;[.E34]&amp;&quot;&quot;&quot; def=&quot;&quot;&quot;&amp;[.D34]&amp;&quot;&quot;&quot; effect_hit=&quot;&quot;0.&quot;&amp;TRIM(SUBSTITUTE(SUBSTITUTE([.F34];&quot;%&quot;;&quot;&quot;);&quot;.&quot;;&quot;&quot;))&amp;&quot;&quot;&quot; effect_res=&quot;&quot;0.&quot;&amp;TRIM(SUBSTITUTE(SUBSTITUTE([.G34];&quot;%&quot;;&quot;&quot;);&quot;.&quot;;&quot;&quot;))&amp;&quot;&quot;&quot; tgh=&quot;&quot;&quot;&amp;[.$H$1]&amp;&quot;&quot;&quot; /&gt;&quot;" office:value-type="string" office:string-value="&lt;Stats level=&quot;33&quot; hp=&quot;911&quot; atk=&quot;115&quot; spd=&quot;100&quot; def=&quot;530&quot; effect_hit=&quot;0.0&quot; effect_res=&quot;0.10&quot; tgh=&quot;60&quot; /&gt;" calcext:value-type="string">
            <text:p>&lt;Stats level="33" hp="911" atk="115" spd="100" def="53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0" calcext:value-type="float">
            <text:p>970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5]&amp;&quot;&quot;&quot; hp=&quot;&quot;&quot;&amp;[.B35]&amp;&quot;&quot;&quot; atk=&quot;&quot;&quot;&amp;[.C35]&amp;&quot;&quot;&quot; spd=&quot;&quot;&quot;&amp;[.E35]&amp;&quot;&quot;&quot; def=&quot;&quot;&quot;&amp;[.D35]&amp;&quot;&quot;&quot; effect_hit=&quot;&quot;0.&quot;&amp;TRIM(SUBSTITUTE(SUBSTITUTE([.F35];&quot;%&quot;;&quot;&quot;);&quot;.&quot;;&quot;&quot;))&amp;&quot;&quot;&quot; effect_res=&quot;&quot;0.&quot;&amp;TRIM(SUBSTITUTE(SUBSTITUTE([.G35];&quot;%&quot;;&quot;&quot;);&quot;.&quot;;&quot;&quot;))&amp;&quot;&quot;&quot; tgh=&quot;&quot;&quot;&amp;[.$H$1]&amp;&quot;&quot;&quot; /&gt;&quot;" office:value-type="string" office:string-value="&lt;Stats level=&quot;34&quot; hp=&quot;970&quot; atk=&quot;121&quot; spd=&quot;100&quot; def=&quot;540&quot; effect_hit=&quot;0.0&quot; effect_res=&quot;0.10&quot; tgh=&quot;60&quot; /&gt;" calcext:value-type="string">
            <text:p>&lt;Stats level="34" hp="970" atk="121" spd="100" def="54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0" calcext:value-type="float">
            <text:p>1030</text:p>
          </table:table-cell>
          <table:table-cell office:value-type="float" office:value="127" calcext:value-type="float">
            <text:p>127</text:p>
          </table:table-cell>
          <table:table-cell office:value-type="float" office:value="550" calcext:value-type="float">
            <text:p>5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6]&amp;&quot;&quot;&quot; hp=&quot;&quot;&quot;&amp;[.B36]&amp;&quot;&quot;&quot; atk=&quot;&quot;&quot;&amp;[.C36]&amp;&quot;&quot;&quot; spd=&quot;&quot;&quot;&amp;[.E36]&amp;&quot;&quot;&quot; def=&quot;&quot;&quot;&amp;[.D36]&amp;&quot;&quot;&quot; effect_hit=&quot;&quot;0.&quot;&amp;TRIM(SUBSTITUTE(SUBSTITUTE([.F36];&quot;%&quot;;&quot;&quot;);&quot;.&quot;;&quot;&quot;))&amp;&quot;&quot;&quot; effect_res=&quot;&quot;0.&quot;&amp;TRIM(SUBSTITUTE(SUBSTITUTE([.G36];&quot;%&quot;;&quot;&quot;);&quot;.&quot;;&quot;&quot;))&amp;&quot;&quot;&quot; tgh=&quot;&quot;&quot;&amp;[.$H$1]&amp;&quot;&quot;&quot; /&gt;&quot;" office:value-type="string" office:string-value="&lt;Stats level=&quot;35&quot; hp=&quot;1030&quot; atk=&quot;127&quot; spd=&quot;100&quot; def=&quot;550&quot; effect_hit=&quot;0.0&quot; effect_res=&quot;0.10&quot; tgh=&quot;60&quot; /&gt;" calcext:value-type="string">
            <text:p>&lt;Stats level="35" hp="1030" atk="127" spd="100" def="55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90" calcext:value-type="float">
            <text:p>1090</text:p>
          </table:table-cell>
          <table:table-cell office:value-type="float" office:value="132" calcext:value-type="float">
            <text:p>132</text:p>
          </table:table-cell>
          <table:table-cell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7]&amp;&quot;&quot;&quot; hp=&quot;&quot;&quot;&amp;[.B37]&amp;&quot;&quot;&quot; atk=&quot;&quot;&quot;&amp;[.C37]&amp;&quot;&quot;&quot; spd=&quot;&quot;&quot;&amp;[.E37]&amp;&quot;&quot;&quot; def=&quot;&quot;&quot;&amp;[.D37]&amp;&quot;&quot;&quot; effect_hit=&quot;&quot;0.&quot;&amp;TRIM(SUBSTITUTE(SUBSTITUTE([.F37];&quot;%&quot;;&quot;&quot;);&quot;.&quot;;&quot;&quot;))&amp;&quot;&quot;&quot; effect_res=&quot;&quot;0.&quot;&amp;TRIM(SUBSTITUTE(SUBSTITUTE([.G37];&quot;%&quot;;&quot;&quot;);&quot;.&quot;;&quot;&quot;))&amp;&quot;&quot;&quot; tgh=&quot;&quot;&quot;&amp;[.$H$1]&amp;&quot;&quot;&quot; /&gt;&quot;" office:value-type="string" office:string-value="&lt;Stats level=&quot;36&quot; hp=&quot;1090&quot; atk=&quot;132&quot; spd=&quot;100&quot; def=&quot;560&quot; effect_hit=&quot;0.0&quot; effect_res=&quot;0.10&quot; tgh=&quot;60&quot; /&gt;" calcext:value-type="string">
            <text:p>&lt;Stats level="36" hp="1090" atk="132" spd="100" def="56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49" calcext:value-type="float">
            <text:p>1149</text:p>
          </table:table-cell>
          <table:table-cell office:value-type="float" office:value="138" calcext:value-type="float">
            <text:p>138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8]&amp;&quot;&quot;&quot; hp=&quot;&quot;&quot;&amp;[.B38]&amp;&quot;&quot;&quot; atk=&quot;&quot;&quot;&amp;[.C38]&amp;&quot;&quot;&quot; spd=&quot;&quot;&quot;&amp;[.E38]&amp;&quot;&quot;&quot; def=&quot;&quot;&quot;&amp;[.D38]&amp;&quot;&quot;&quot; effect_hit=&quot;&quot;0.&quot;&amp;TRIM(SUBSTITUTE(SUBSTITUTE([.F38];&quot;%&quot;;&quot;&quot;);&quot;.&quot;;&quot;&quot;))&amp;&quot;&quot;&quot; effect_res=&quot;&quot;0.&quot;&amp;TRIM(SUBSTITUTE(SUBSTITUTE([.G38];&quot;%&quot;;&quot;&quot;);&quot;.&quot;;&quot;&quot;))&amp;&quot;&quot;&quot; tgh=&quot;&quot;&quot;&amp;[.$H$1]&amp;&quot;&quot;&quot; /&gt;&quot;" office:value-type="string" office:string-value="&lt;Stats level=&quot;37&quot; hp=&quot;1149&quot; atk=&quot;138&quot; spd=&quot;100&quot; def=&quot;570&quot; effect_hit=&quot;0.0&quot; effect_res=&quot;0.10&quot; tgh=&quot;60&quot; /&gt;" calcext:value-type="string">
            <text:p>&lt;Stats level="37" hp="1149" atk="138" spd="100" def="57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9" calcext:value-type="float">
            <text:p>1209</text:p>
          </table:table-cell>
          <table:table-cell office:value-type="float" office:value="144" calcext:value-type="float">
            <text:p>144</text:p>
          </table:table-cell>
          <table:table-cell office:value-type="float" office:value="580" calcext:value-type="float">
            <text:p>5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39]&amp;&quot;&quot;&quot; hp=&quot;&quot;&quot;&amp;[.B39]&amp;&quot;&quot;&quot; atk=&quot;&quot;&quot;&amp;[.C39]&amp;&quot;&quot;&quot; spd=&quot;&quot;&quot;&amp;[.E39]&amp;&quot;&quot;&quot; def=&quot;&quot;&quot;&amp;[.D39]&amp;&quot;&quot;&quot; effect_hit=&quot;&quot;0.&quot;&amp;TRIM(SUBSTITUTE(SUBSTITUTE([.F39];&quot;%&quot;;&quot;&quot;);&quot;.&quot;;&quot;&quot;))&amp;&quot;&quot;&quot; effect_res=&quot;&quot;0.&quot;&amp;TRIM(SUBSTITUTE(SUBSTITUTE([.G39];&quot;%&quot;;&quot;&quot;);&quot;.&quot;;&quot;&quot;))&amp;&quot;&quot;&quot; tgh=&quot;&quot;&quot;&amp;[.$H$1]&amp;&quot;&quot;&quot; /&gt;&quot;" office:value-type="string" office:string-value="&lt;Stats level=&quot;38&quot; hp=&quot;1209&quot; atk=&quot;144&quot; spd=&quot;100&quot; def=&quot;580&quot; effect_hit=&quot;0.0&quot; effect_res=&quot;0.10&quot; tgh=&quot;60&quot; /&gt;" calcext:value-type="string">
            <text:p>&lt;Stats level="38" hp="1209" atk="144" spd="100" def="58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69" calcext:value-type="float">
            <text:p>1269</text:p>
          </table:table-cell>
          <table:table-cell office:value-type="float" office:value="150" calcext:value-type="float">
            <text:p>150</text:p>
          </table:table-cell>
          <table:table-cell office:value-type="float" office:value="590" calcext:value-type="float">
            <text:p>5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0]&amp;&quot;&quot;&quot; hp=&quot;&quot;&quot;&amp;[.B40]&amp;&quot;&quot;&quot; atk=&quot;&quot;&quot;&amp;[.C40]&amp;&quot;&quot;&quot; spd=&quot;&quot;&quot;&amp;[.E40]&amp;&quot;&quot;&quot; def=&quot;&quot;&quot;&amp;[.D40]&amp;&quot;&quot;&quot; effect_hit=&quot;&quot;0.&quot;&amp;TRIM(SUBSTITUTE(SUBSTITUTE([.F40];&quot;%&quot;;&quot;&quot;);&quot;.&quot;;&quot;&quot;))&amp;&quot;&quot;&quot; effect_res=&quot;&quot;0.&quot;&amp;TRIM(SUBSTITUTE(SUBSTITUTE([.G40];&quot;%&quot;;&quot;&quot;);&quot;.&quot;;&quot;&quot;))&amp;&quot;&quot;&quot; tgh=&quot;&quot;&quot;&amp;[.$H$1]&amp;&quot;&quot;&quot; /&gt;&quot;" office:value-type="string" office:string-value="&lt;Stats level=&quot;39&quot; hp=&quot;1269&quot; atk=&quot;150&quot; spd=&quot;100&quot; def=&quot;590&quot; effect_hit=&quot;0.0&quot; effect_res=&quot;0.10&quot; tgh=&quot;60&quot; /&gt;" calcext:value-type="string">
            <text:p>&lt;Stats level="39" hp="1269" atk="150" spd="100" def="59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29" calcext:value-type="float">
            <text:p>1329</text:p>
          </table:table-cell>
          <table:table-cell office:value-type="float" office:value="155" calcext:value-type="float">
            <text:p>155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1]&amp;&quot;&quot;&quot; hp=&quot;&quot;&quot;&amp;[.B41]&amp;&quot;&quot;&quot; atk=&quot;&quot;&quot;&amp;[.C41]&amp;&quot;&quot;&quot; spd=&quot;&quot;&quot;&amp;[.E41]&amp;&quot;&quot;&quot; def=&quot;&quot;&quot;&amp;[.D41]&amp;&quot;&quot;&quot; effect_hit=&quot;&quot;0.&quot;&amp;TRIM(SUBSTITUTE(SUBSTITUTE([.F41];&quot;%&quot;;&quot;&quot;);&quot;.&quot;;&quot;&quot;))&amp;&quot;&quot;&quot; effect_res=&quot;&quot;0.&quot;&amp;TRIM(SUBSTITUTE(SUBSTITUTE([.G41];&quot;%&quot;;&quot;&quot;);&quot;.&quot;;&quot;&quot;))&amp;&quot;&quot;&quot; tgh=&quot;&quot;&quot;&amp;[.$H$1]&amp;&quot;&quot;&quot; /&gt;&quot;" office:value-type="string" office:string-value="&lt;Stats level=&quot;40&quot; hp=&quot;1329&quot; atk=&quot;155&quot; spd=&quot;100&quot; def=&quot;600&quot; effect_hit=&quot;0.0&quot; effect_res=&quot;0.10&quot; tgh=&quot;60&quot; /&gt;" calcext:value-type="string">
            <text:p>&lt;Stats level="40" hp="1329" atk="155" spd="100" def="60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5" calcext:value-type="float">
            <text:p>1505</text:p>
          </table:table-cell>
          <table:table-cell office:value-type="float" office:value="163" calcext:value-type="float">
            <text:p>163</text:p>
          </table:table-cell>
          <table:table-cell office:value-type="float" office:value="610" calcext:value-type="float">
            <text:p>6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2]&amp;&quot;&quot;&quot; hp=&quot;&quot;&quot;&amp;[.B42]&amp;&quot;&quot;&quot; atk=&quot;&quot;&quot;&amp;[.C42]&amp;&quot;&quot;&quot; spd=&quot;&quot;&quot;&amp;[.E42]&amp;&quot;&quot;&quot; def=&quot;&quot;&quot;&amp;[.D42]&amp;&quot;&quot;&quot; effect_hit=&quot;&quot;0.&quot;&amp;TRIM(SUBSTITUTE(SUBSTITUTE([.F42];&quot;%&quot;;&quot;&quot;);&quot;.&quot;;&quot;&quot;))&amp;&quot;&quot;&quot; effect_res=&quot;&quot;0.&quot;&amp;TRIM(SUBSTITUTE(SUBSTITUTE([.G42];&quot;%&quot;;&quot;&quot;);&quot;.&quot;;&quot;&quot;))&amp;&quot;&quot;&quot; tgh=&quot;&quot;&quot;&amp;[.$H$1]&amp;&quot;&quot;&quot; /&gt;&quot;" office:value-type="string" office:string-value="&lt;Stats level=&quot;41&quot; hp=&quot;1505&quot; atk=&quot;163&quot; spd=&quot;100&quot; def=&quot;610&quot; effect_hit=&quot;0.0&quot; effect_res=&quot;0.10&quot; tgh=&quot;60&quot; /&gt;" calcext:value-type="string">
            <text:p>&lt;Stats level="41" hp="1505" atk="163" spd="100" def="61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81" calcext:value-type="float">
            <text:p>1681</text:p>
          </table:table-cell>
          <table:table-cell office:value-type="float" office:value="171" calcext:value-type="float">
            <text:p>171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3]&amp;&quot;&quot;&quot; hp=&quot;&quot;&quot;&amp;[.B43]&amp;&quot;&quot;&quot; atk=&quot;&quot;&quot;&amp;[.C43]&amp;&quot;&quot;&quot; spd=&quot;&quot;&quot;&amp;[.E43]&amp;&quot;&quot;&quot; def=&quot;&quot;&quot;&amp;[.D43]&amp;&quot;&quot;&quot; effect_hit=&quot;&quot;0.&quot;&amp;TRIM(SUBSTITUTE(SUBSTITUTE([.F43];&quot;%&quot;;&quot;&quot;);&quot;.&quot;;&quot;&quot;))&amp;&quot;&quot;&quot; effect_res=&quot;&quot;0.&quot;&amp;TRIM(SUBSTITUTE(SUBSTITUTE([.G43];&quot;%&quot;;&quot;&quot;);&quot;.&quot;;&quot;&quot;))&amp;&quot;&quot;&quot; tgh=&quot;&quot;&quot;&amp;[.$H$1]&amp;&quot;&quot;&quot; /&gt;&quot;" office:value-type="string" office:string-value="&lt;Stats level=&quot;42&quot; hp=&quot;1681&quot; atk=&quot;171&quot; spd=&quot;100&quot; def=&quot;620&quot; effect_hit=&quot;0.0&quot; effect_res=&quot;0.10&quot; tgh=&quot;60&quot; /&gt;" calcext:value-type="string">
            <text:p>&lt;Stats level="42" hp="1681" atk="171" spd="100" def="62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57" calcext:value-type="float">
            <text:p>1857</text:p>
          </table:table-cell>
          <table:table-cell office:value-type="float" office:value="179" calcext:value-type="float">
            <text:p>179</text:p>
          </table:table-cell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4]&amp;&quot;&quot;&quot; hp=&quot;&quot;&quot;&amp;[.B44]&amp;&quot;&quot;&quot; atk=&quot;&quot;&quot;&amp;[.C44]&amp;&quot;&quot;&quot; spd=&quot;&quot;&quot;&amp;[.E44]&amp;&quot;&quot;&quot; def=&quot;&quot;&quot;&amp;[.D44]&amp;&quot;&quot;&quot; effect_hit=&quot;&quot;0.&quot;&amp;TRIM(SUBSTITUTE(SUBSTITUTE([.F44];&quot;%&quot;;&quot;&quot;);&quot;.&quot;;&quot;&quot;))&amp;&quot;&quot;&quot; effect_res=&quot;&quot;0.&quot;&amp;TRIM(SUBSTITUTE(SUBSTITUTE([.G44];&quot;%&quot;;&quot;&quot;);&quot;.&quot;;&quot;&quot;))&amp;&quot;&quot;&quot; tgh=&quot;&quot;&quot;&amp;[.$H$1]&amp;&quot;&quot;&quot; /&gt;&quot;" office:value-type="string" office:string-value="&lt;Stats level=&quot;43&quot; hp=&quot;1857&quot; atk=&quot;179&quot; spd=&quot;100&quot; def=&quot;630&quot; effect_hit=&quot;0.0&quot; effect_res=&quot;0.10&quot; tgh=&quot;60&quot; /&gt;" calcext:value-type="string">
            <text:p>&lt;Stats level="43" hp="1857" atk="179" spd="100" def="63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33" calcext:value-type="float">
            <text:p>2033</text:p>
          </table:table-cell>
          <table:table-cell office:value-type="float" office:value="187" calcext:value-type="float">
            <text:p>187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5]&amp;&quot;&quot;&quot; hp=&quot;&quot;&quot;&amp;[.B45]&amp;&quot;&quot;&quot; atk=&quot;&quot;&quot;&amp;[.C45]&amp;&quot;&quot;&quot; spd=&quot;&quot;&quot;&amp;[.E45]&amp;&quot;&quot;&quot; def=&quot;&quot;&quot;&amp;[.D45]&amp;&quot;&quot;&quot; effect_hit=&quot;&quot;0.&quot;&amp;TRIM(SUBSTITUTE(SUBSTITUTE([.F45];&quot;%&quot;;&quot;&quot;);&quot;.&quot;;&quot;&quot;))&amp;&quot;&quot;&quot; effect_res=&quot;&quot;0.&quot;&amp;TRIM(SUBSTITUTE(SUBSTITUTE([.G45];&quot;%&quot;;&quot;&quot;);&quot;.&quot;;&quot;&quot;))&amp;&quot;&quot;&quot; tgh=&quot;&quot;&quot;&amp;[.$H$1]&amp;&quot;&quot;&quot; /&gt;&quot;" office:value-type="string" office:string-value="&lt;Stats level=&quot;44&quot; hp=&quot;2033&quot; atk=&quot;187&quot; spd=&quot;100&quot; def=&quot;640&quot; effect_hit=&quot;0.0&quot; effect_res=&quot;0.10&quot; tgh=&quot;60&quot; /&gt;" calcext:value-type="string">
            <text:p>&lt;Stats level="44" hp="2033" atk="187" spd="100" def="64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09" calcext:value-type="float">
            <text:p>2209</text:p>
          </table:table-cell>
          <table:table-cell office:value-type="float" office:value="195" calcext:value-type="float">
            <text:p>195</text:p>
          </table:table-cell>
          <table:table-cell office:value-type="float" office:value="650" calcext:value-type="float">
            <text:p>6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6]&amp;&quot;&quot;&quot; hp=&quot;&quot;&quot;&amp;[.B46]&amp;&quot;&quot;&quot; atk=&quot;&quot;&quot;&amp;[.C46]&amp;&quot;&quot;&quot; spd=&quot;&quot;&quot;&amp;[.E46]&amp;&quot;&quot;&quot; def=&quot;&quot;&quot;&amp;[.D46]&amp;&quot;&quot;&quot; effect_hit=&quot;&quot;0.&quot;&amp;TRIM(SUBSTITUTE(SUBSTITUTE([.F46];&quot;%&quot;;&quot;&quot;);&quot;.&quot;;&quot;&quot;))&amp;&quot;&quot;&quot; effect_res=&quot;&quot;0.&quot;&amp;TRIM(SUBSTITUTE(SUBSTITUTE([.G46];&quot;%&quot;;&quot;&quot;);&quot;.&quot;;&quot;&quot;))&amp;&quot;&quot;&quot; tgh=&quot;&quot;&quot;&amp;[.$H$1]&amp;&quot;&quot;&quot; /&gt;&quot;" office:value-type="string" office:string-value="&lt;Stats level=&quot;45&quot; hp=&quot;2209&quot; atk=&quot;195&quot; spd=&quot;100&quot; def=&quot;650&quot; effect_hit=&quot;0.0&quot; effect_res=&quot;0.10&quot; tgh=&quot;60&quot; /&gt;" calcext:value-type="string">
            <text:p>&lt;Stats level="45" hp="2209" atk="195" spd="100" def="65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85" calcext:value-type="float">
            <text:p>2385</text:p>
          </table:table-cell>
          <table:table-cell office:value-type="float" office:value="203" calcext:value-type="float">
            <text:p>203</text:p>
          </table:table-cell>
          <table:table-cell office:value-type="float" office:value="660" calcext:value-type="float">
            <text:p>6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7]&amp;&quot;&quot;&quot; hp=&quot;&quot;&quot;&amp;[.B47]&amp;&quot;&quot;&quot; atk=&quot;&quot;&quot;&amp;[.C47]&amp;&quot;&quot;&quot; spd=&quot;&quot;&quot;&amp;[.E47]&amp;&quot;&quot;&quot; def=&quot;&quot;&quot;&amp;[.D47]&amp;&quot;&quot;&quot; effect_hit=&quot;&quot;0.&quot;&amp;TRIM(SUBSTITUTE(SUBSTITUTE([.F47];&quot;%&quot;;&quot;&quot;);&quot;.&quot;;&quot;&quot;))&amp;&quot;&quot;&quot; effect_res=&quot;&quot;0.&quot;&amp;TRIM(SUBSTITUTE(SUBSTITUTE([.G47];&quot;%&quot;;&quot;&quot;);&quot;.&quot;;&quot;&quot;))&amp;&quot;&quot;&quot; tgh=&quot;&quot;&quot;&amp;[.$H$1]&amp;&quot;&quot;&quot; /&gt;&quot;" office:value-type="string" office:string-value="&lt;Stats level=&quot;46&quot; hp=&quot;2385&quot; atk=&quot;203&quot; spd=&quot;100&quot; def=&quot;660&quot; effect_hit=&quot;0.0&quot; effect_res=&quot;0.10&quot; tgh=&quot;60&quot; /&gt;" calcext:value-type="string">
            <text:p>&lt;Stats level="46" hp="2385" atk="203" spd="100" def="66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61" calcext:value-type="float">
            <text:p>2561</text:p>
          </table:table-cell>
          <table:table-cell office:value-type="float" office:value="210" calcext:value-type="float">
            <text:p>210</text:p>
          </table:table-cell>
          <table:table-cell office:value-type="float" office:value="670" calcext:value-type="float">
            <text:p>6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8]&amp;&quot;&quot;&quot; hp=&quot;&quot;&quot;&amp;[.B48]&amp;&quot;&quot;&quot; atk=&quot;&quot;&quot;&amp;[.C48]&amp;&quot;&quot;&quot; spd=&quot;&quot;&quot;&amp;[.E48]&amp;&quot;&quot;&quot; def=&quot;&quot;&quot;&amp;[.D48]&amp;&quot;&quot;&quot; effect_hit=&quot;&quot;0.&quot;&amp;TRIM(SUBSTITUTE(SUBSTITUTE([.F48];&quot;%&quot;;&quot;&quot;);&quot;.&quot;;&quot;&quot;))&amp;&quot;&quot;&quot; effect_res=&quot;&quot;0.&quot;&amp;TRIM(SUBSTITUTE(SUBSTITUTE([.G48];&quot;%&quot;;&quot;&quot;);&quot;.&quot;;&quot;&quot;))&amp;&quot;&quot;&quot; tgh=&quot;&quot;&quot;&amp;[.$H$1]&amp;&quot;&quot;&quot; /&gt;&quot;" office:value-type="string" office:string-value="&lt;Stats level=&quot;47&quot; hp=&quot;2561&quot; atk=&quot;210&quot; spd=&quot;100&quot; def=&quot;670&quot; effect_hit=&quot;0.0&quot; effect_res=&quot;0.10&quot; tgh=&quot;60&quot; /&gt;" calcext:value-type="string">
            <text:p>&lt;Stats level="47" hp="2561" atk="210" spd="100" def="67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37" calcext:value-type="float">
            <text:p>2737</text:p>
          </table:table-cell>
          <table:table-cell office:value-type="float" office:value="218" calcext:value-type="float">
            <text:p>218</text:p>
          </table:table-cell>
          <table:table-cell office:value-type="float" office:value="680" calcext:value-type="float">
            <text:p>6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49]&amp;&quot;&quot;&quot; hp=&quot;&quot;&quot;&amp;[.B49]&amp;&quot;&quot;&quot; atk=&quot;&quot;&quot;&amp;[.C49]&amp;&quot;&quot;&quot; spd=&quot;&quot;&quot;&amp;[.E49]&amp;&quot;&quot;&quot; def=&quot;&quot;&quot;&amp;[.D49]&amp;&quot;&quot;&quot; effect_hit=&quot;&quot;0.&quot;&amp;TRIM(SUBSTITUTE(SUBSTITUTE([.F49];&quot;%&quot;;&quot;&quot;);&quot;.&quot;;&quot;&quot;))&amp;&quot;&quot;&quot; effect_res=&quot;&quot;0.&quot;&amp;TRIM(SUBSTITUTE(SUBSTITUTE([.G49];&quot;%&quot;;&quot;&quot;);&quot;.&quot;;&quot;&quot;))&amp;&quot;&quot;&quot; tgh=&quot;&quot;&quot;&amp;[.$H$1]&amp;&quot;&quot;&quot; /&gt;&quot;" office:value-type="string" office:string-value="&lt;Stats level=&quot;48&quot; hp=&quot;2737&quot; atk=&quot;218&quot; spd=&quot;100&quot; def=&quot;680&quot; effect_hit=&quot;0.0&quot; effect_res=&quot;0.10&quot; tgh=&quot;60&quot; /&gt;" calcext:value-type="string">
            <text:p>&lt;Stats level="48" hp="2737" atk="218" spd="100" def="68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13" calcext:value-type="float">
            <text:p>2913</text:p>
          </table:table-cell>
          <table:table-cell office:value-type="float" office:value="226" calcext:value-type="float">
            <text:p>226</text:p>
          </table:table-cell>
          <table:table-cell office:value-type="float" office:value="690" calcext:value-type="float">
            <text:p>6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50]&amp;&quot;&quot;&quot; hp=&quot;&quot;&quot;&amp;[.B50]&amp;&quot;&quot;&quot; atk=&quot;&quot;&quot;&amp;[.C50]&amp;&quot;&quot;&quot; spd=&quot;&quot;&quot;&amp;[.E50]&amp;&quot;&quot;&quot; def=&quot;&quot;&quot;&amp;[.D50]&amp;&quot;&quot;&quot; effect_hit=&quot;&quot;0.&quot;&amp;TRIM(SUBSTITUTE(SUBSTITUTE([.F50];&quot;%&quot;;&quot;&quot;);&quot;.&quot;;&quot;&quot;))&amp;&quot;&quot;&quot; effect_res=&quot;&quot;0.&quot;&amp;TRIM(SUBSTITUTE(SUBSTITUTE([.G50];&quot;%&quot;;&quot;&quot;);&quot;.&quot;;&quot;&quot;))&amp;&quot;&quot;&quot; tgh=&quot;&quot;&quot;&amp;[.$H$1]&amp;&quot;&quot;&quot; /&gt;&quot;" office:value-type="string" office:string-value="&lt;Stats level=&quot;49&quot; hp=&quot;2913&quot; atk=&quot;226&quot; spd=&quot;100&quot; def=&quot;690&quot; effect_hit=&quot;0.0&quot; effect_res=&quot;0.10&quot; tgh=&quot;60&quot; /&gt;" calcext:value-type="string">
            <text:p>&lt;Stats level="49" hp="2913" atk="226" spd="100" def="69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89" calcext:value-type="float">
            <text:p>3089</text:p>
          </table:table-cell>
          <table:table-cell office:value-type="float" office:value="234" calcext:value-type="float">
            <text:p>234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0%</text:p>
          </table:table-cell>
          <table:table-cell table:formula="of:=&quot;&lt;Stats level=&quot;&quot;&quot;&amp;[.A51]&amp;&quot;&quot;&quot; hp=&quot;&quot;&quot;&amp;[.B51]&amp;&quot;&quot;&quot; atk=&quot;&quot;&quot;&amp;[.C51]&amp;&quot;&quot;&quot; spd=&quot;&quot;&quot;&amp;[.E51]&amp;&quot;&quot;&quot; def=&quot;&quot;&quot;&amp;[.D51]&amp;&quot;&quot;&quot; effect_hit=&quot;&quot;0.&quot;&amp;TRIM(SUBSTITUTE(SUBSTITUTE([.F51];&quot;%&quot;;&quot;&quot;);&quot;.&quot;;&quot;&quot;))&amp;&quot;&quot;&quot; effect_res=&quot;&quot;0.&quot;&amp;TRIM(SUBSTITUTE(SUBSTITUTE([.G51];&quot;%&quot;;&quot;&quot;);&quot;.&quot;;&quot;&quot;))&amp;&quot;&quot;&quot; tgh=&quot;&quot;&quot;&amp;[.$H$1]&amp;&quot;&quot;&quot; /&gt;&quot;" office:value-type="string" office:string-value="&lt;Stats level=&quot;50&quot; hp=&quot;3089&quot; atk=&quot;234&quot; spd=&quot;100&quot; def=&quot;700&quot; effect_hit=&quot;0.0&quot; effect_res=&quot;0.10&quot; tgh=&quot;60&quot; /&gt;" calcext:value-type="string">
            <text:p>&lt;Stats level="50" hp="3089" atk="234" spd="100" def="700" effect_hit="0.0" effect_res="0.10" tgh="60" /&gt;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15" calcext:value-type="float">
            <text:p>3515</text:p>
          </table:table-cell>
          <table:table-cell office:value-type="float" office:value="244" calcext:value-type="float">
            <text:p>244</text:p>
          </table:table-cell>
          <table:table-cell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.8%</text:p>
          </table:table-cell>
          <table:table-cell table:style-name="ce2" office:value-type="string" calcext:value-type="string">
            <text:p>10.4%</text:p>
          </table:table-cell>
          <table:table-cell table:formula="of:=&quot;&lt;Stats level=&quot;&quot;&quot;&amp;[.A52]&amp;&quot;&quot;&quot; hp=&quot;&quot;&quot;&amp;[.B52]&amp;&quot;&quot;&quot; atk=&quot;&quot;&quot;&amp;[.C52]&amp;&quot;&quot;&quot; spd=&quot;&quot;&quot;&amp;[.E52]&amp;&quot;&quot;&quot; def=&quot;&quot;&quot;&amp;[.D52]&amp;&quot;&quot;&quot; effect_hit=&quot;&quot;0.&quot;&amp;TRIM(SUBSTITUTE(SUBSTITUTE([.F52];&quot;%&quot;;&quot;&quot;);&quot;.&quot;;&quot;&quot;))&amp;&quot;&quot;&quot; effect_res=&quot;&quot;0.&quot;&amp;TRIM(SUBSTITUTE(SUBSTITUTE([.G52];&quot;%&quot;;&quot;&quot;);&quot;.&quot;;&quot;&quot;))&amp;&quot;&quot;&quot; tgh=&quot;&quot;&quot;&amp;[.$H$1]&amp;&quot;&quot;&quot; /&gt;&quot;" office:value-type="string" office:string-value="&lt;Stats level=&quot;51&quot; hp=&quot;3515&quot; atk=&quot;244&quot; spd=&quot;100&quot; def=&quot;710&quot; effect_hit=&quot;0.08&quot; effect_res=&quot;0.104&quot; tgh=&quot;60&quot; /&gt;" calcext:value-type="string">
            <text:p>&lt;Stats level="51" hp="3515" atk="244" spd="100" def="710" effect_hit="0.08" effect_res="0.104" tgh="60" /&gt;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42" calcext:value-type="float">
            <text:p>3942</text:p>
          </table:table-cell>
          <table:table-cell office:value-type="float" office:value="255" calcext:value-type="float">
            <text:p>255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.6%</text:p>
          </table:table-cell>
          <table:table-cell table:style-name="ce2" office:value-type="string" calcext:value-type="string">
            <text:p>10.8%</text:p>
          </table:table-cell>
          <table:table-cell table:formula="of:=&quot;&lt;Stats level=&quot;&quot;&quot;&amp;[.A53]&amp;&quot;&quot;&quot; hp=&quot;&quot;&quot;&amp;[.B53]&amp;&quot;&quot;&quot; atk=&quot;&quot;&quot;&amp;[.C53]&amp;&quot;&quot;&quot; spd=&quot;&quot;&quot;&amp;[.E53]&amp;&quot;&quot;&quot; def=&quot;&quot;&quot;&amp;[.D53]&amp;&quot;&quot;&quot; effect_hit=&quot;&quot;0.&quot;&amp;TRIM(SUBSTITUTE(SUBSTITUTE([.F53];&quot;%&quot;;&quot;&quot;);&quot;.&quot;;&quot;&quot;))&amp;&quot;&quot;&quot; effect_res=&quot;&quot;0.&quot;&amp;TRIM(SUBSTITUTE(SUBSTITUTE([.G53];&quot;%&quot;;&quot;&quot;);&quot;.&quot;;&quot;&quot;))&amp;&quot;&quot;&quot; tgh=&quot;&quot;&quot;&amp;[.$H$1]&amp;&quot;&quot;&quot; /&gt;&quot;" office:value-type="string" office:string-value="&lt;Stats level=&quot;52&quot; hp=&quot;3942&quot; atk=&quot;255&quot; spd=&quot;100&quot; def=&quot;720&quot; effect_hit=&quot;0.16&quot; effect_res=&quot;0.108&quot; tgh=&quot;60&quot; /&gt;" calcext:value-type="string">
            <text:p>&lt;Stats level="52" hp="3942" atk="255" spd="100" def="720" effect_hit="0.16" effect_res="0.108" tgh="60" /&gt;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68" calcext:value-type="float">
            <text:p>4368</text:p>
          </table:table-cell>
          <table:table-cell office:value-type="float" office:value="265" calcext:value-type="float">
            <text:p>265</text:p>
          </table:table-cell>
          <table:table-cell office:value-type="float" office:value="730" calcext:value-type="float">
            <text:p>73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.4%</text:p>
          </table:table-cell>
          <table:table-cell table:style-name="ce2" office:value-type="string" calcext:value-type="string">
            <text:p>11.2%</text:p>
          </table:table-cell>
          <table:table-cell table:formula="of:=&quot;&lt;Stats level=&quot;&quot;&quot;&amp;[.A54]&amp;&quot;&quot;&quot; hp=&quot;&quot;&quot;&amp;[.B54]&amp;&quot;&quot;&quot; atk=&quot;&quot;&quot;&amp;[.C54]&amp;&quot;&quot;&quot; spd=&quot;&quot;&quot;&amp;[.E54]&amp;&quot;&quot;&quot; def=&quot;&quot;&quot;&amp;[.D54]&amp;&quot;&quot;&quot; effect_hit=&quot;&quot;0.&quot;&amp;TRIM(SUBSTITUTE(SUBSTITUTE([.F54];&quot;%&quot;;&quot;&quot;);&quot;.&quot;;&quot;&quot;))&amp;&quot;&quot;&quot; effect_res=&quot;&quot;0.&quot;&amp;TRIM(SUBSTITUTE(SUBSTITUTE([.G54];&quot;%&quot;;&quot;&quot;);&quot;.&quot;;&quot;&quot;))&amp;&quot;&quot;&quot; tgh=&quot;&quot;&quot;&amp;[.$H$1]&amp;&quot;&quot;&quot; /&gt;&quot;" office:value-type="string" office:string-value="&lt;Stats level=&quot;53&quot; hp=&quot;4368&quot; atk=&quot;265&quot; spd=&quot;100&quot; def=&quot;730&quot; effect_hit=&quot;0.24&quot; effect_res=&quot;0.112&quot; tgh=&quot;60&quot; /&gt;" calcext:value-type="string">
            <text:p>&lt;Stats level="53" hp="4368" atk="265" spd="100" def="730" effect_hit="0.24" effect_res="0.112" tgh="60" /&gt;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95" calcext:value-type="float">
            <text:p>4795</text:p>
          </table:table-cell>
          <table:table-cell office:value-type="float" office:value="276" calcext:value-type="float">
            <text:p>276</text:p>
          </table:table-cell>
          <table:table-cell office:value-type="float" office:value="740" calcext:value-type="float">
            <text:p>74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3.2%</text:p>
          </table:table-cell>
          <table:table-cell table:style-name="ce2" office:value-type="string" calcext:value-type="string">
            <text:p>11.6%</text:p>
          </table:table-cell>
          <table:table-cell table:formula="of:=&quot;&lt;Stats level=&quot;&quot;&quot;&amp;[.A55]&amp;&quot;&quot;&quot; hp=&quot;&quot;&quot;&amp;[.B55]&amp;&quot;&quot;&quot; atk=&quot;&quot;&quot;&amp;[.C55]&amp;&quot;&quot;&quot; spd=&quot;&quot;&quot;&amp;[.E55]&amp;&quot;&quot;&quot; def=&quot;&quot;&quot;&amp;[.D55]&amp;&quot;&quot;&quot; effect_hit=&quot;&quot;0.&quot;&amp;TRIM(SUBSTITUTE(SUBSTITUTE([.F55];&quot;%&quot;;&quot;&quot;);&quot;.&quot;;&quot;&quot;))&amp;&quot;&quot;&quot; effect_res=&quot;&quot;0.&quot;&amp;TRIM(SUBSTITUTE(SUBSTITUTE([.G55];&quot;%&quot;;&quot;&quot;);&quot;.&quot;;&quot;&quot;))&amp;&quot;&quot;&quot; tgh=&quot;&quot;&quot;&amp;[.$H$1]&amp;&quot;&quot;&quot; /&gt;&quot;" office:value-type="string" office:string-value="&lt;Stats level=&quot;54&quot; hp=&quot;4795&quot; atk=&quot;276&quot; spd=&quot;100&quot; def=&quot;740&quot; effect_hit=&quot;0.32&quot; effect_res=&quot;0.116&quot; tgh=&quot;60&quot; /&gt;" calcext:value-type="string">
            <text:p>&lt;Stats level="54" hp="4795" atk="276" spd="100" def="740" effect_hit="0.32" effect_res="0.116" tgh="60" /&gt;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22" calcext:value-type="float">
            <text:p>5222</text:p>
          </table:table-cell>
          <table:table-cell office:value-type="float" office:value="286" calcext:value-type="float">
            <text:p>286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2%</text:p>
          </table:table-cell>
          <table:table-cell table:formula="of:=&quot;&lt;Stats level=&quot;&quot;&quot;&amp;[.A56]&amp;&quot;&quot;&quot; hp=&quot;&quot;&quot;&amp;[.B56]&amp;&quot;&quot;&quot; atk=&quot;&quot;&quot;&amp;[.C56]&amp;&quot;&quot;&quot; spd=&quot;&quot;&quot;&amp;[.E56]&amp;&quot;&quot;&quot; def=&quot;&quot;&quot;&amp;[.D56]&amp;&quot;&quot;&quot; effect_hit=&quot;&quot;0.&quot;&amp;TRIM(SUBSTITUTE(SUBSTITUTE([.F56];&quot;%&quot;;&quot;&quot;);&quot;.&quot;;&quot;&quot;))&amp;&quot;&quot;&quot; effect_res=&quot;&quot;0.&quot;&amp;TRIM(SUBSTITUTE(SUBSTITUTE([.G56];&quot;%&quot;;&quot;&quot;);&quot;.&quot;;&quot;&quot;))&amp;&quot;&quot;&quot; tgh=&quot;&quot;&quot;&amp;[.$H$1]&amp;&quot;&quot;&quot; /&gt;&quot;" office:value-type="string" office:string-value="&lt;Stats level=&quot;55&quot; hp=&quot;5222&quot; atk=&quot;286&quot; spd=&quot;100&quot; def=&quot;750&quot; effect_hit=&quot;0.4&quot; effect_res=&quot;0.12&quot; tgh=&quot;60&quot; /&gt;" calcext:value-type="string">
            <text:p>&lt;Stats level="55" hp="5222" atk="286" spd="100" def="750" effect_hit="0.4" effect_res="0.12" tgh="60" /&gt;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48" calcext:value-type="float">
            <text:p>5648</text:p>
          </table:table-cell>
          <table:table-cell office:value-type="float" office:value="297" calcext:value-type="float">
            <text:p>297</text:p>
          </table:table-cell>
          <table:table-cell office:value-type="float" office:value="760" calcext:value-type="float">
            <text:p>76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4.8%</text:p>
          </table:table-cell>
          <table:table-cell table:style-name="ce2" office:value-type="string" calcext:value-type="string">
            <text:p>12.4%</text:p>
          </table:table-cell>
          <table:table-cell table:formula="of:=&quot;&lt;Stats level=&quot;&quot;&quot;&amp;[.A57]&amp;&quot;&quot;&quot; hp=&quot;&quot;&quot;&amp;[.B57]&amp;&quot;&quot;&quot; atk=&quot;&quot;&quot;&amp;[.C57]&amp;&quot;&quot;&quot; spd=&quot;&quot;&quot;&amp;[.E57]&amp;&quot;&quot;&quot; def=&quot;&quot;&quot;&amp;[.D57]&amp;&quot;&quot;&quot; effect_hit=&quot;&quot;0.&quot;&amp;TRIM(SUBSTITUTE(SUBSTITUTE([.F57];&quot;%&quot;;&quot;&quot;);&quot;.&quot;;&quot;&quot;))&amp;&quot;&quot;&quot; effect_res=&quot;&quot;0.&quot;&amp;TRIM(SUBSTITUTE(SUBSTITUTE([.G57];&quot;%&quot;;&quot;&quot;);&quot;.&quot;;&quot;&quot;))&amp;&quot;&quot;&quot; tgh=&quot;&quot;&quot;&amp;[.$H$1]&amp;&quot;&quot;&quot; /&gt;&quot;" office:value-type="string" office:string-value="&lt;Stats level=&quot;56&quot; hp=&quot;5648&quot; atk=&quot;297&quot; spd=&quot;100&quot; def=&quot;760&quot; effect_hit=&quot;0.48&quot; effect_res=&quot;0.124&quot; tgh=&quot;60&quot; /&gt;" calcext:value-type="string">
            <text:p>&lt;Stats level="56" hp="5648" atk="297" spd="100" def="760" effect_hit="0.48" effect_res="0.124" tgh="60" /&gt;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75" calcext:value-type="float">
            <text:p>6075</text:p>
          </table:table-cell>
          <table:table-cell office:value-type="float" office:value="307" calcext:value-type="float">
            <text:p>307</text:p>
          </table:table-cell>
          <table:table-cell office:value-type="float" office:value="770" calcext:value-type="float">
            <text:p>77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5.6%</text:p>
          </table:table-cell>
          <table:table-cell table:style-name="ce2" office:value-type="string" calcext:value-type="string">
            <text:p>12.8%</text:p>
          </table:table-cell>
          <table:table-cell table:formula="of:=&quot;&lt;Stats level=&quot;&quot;&quot;&amp;[.A58]&amp;&quot;&quot;&quot; hp=&quot;&quot;&quot;&amp;[.B58]&amp;&quot;&quot;&quot; atk=&quot;&quot;&quot;&amp;[.C58]&amp;&quot;&quot;&quot; spd=&quot;&quot;&quot;&amp;[.E58]&amp;&quot;&quot;&quot; def=&quot;&quot;&quot;&amp;[.D58]&amp;&quot;&quot;&quot; effect_hit=&quot;&quot;0.&quot;&amp;TRIM(SUBSTITUTE(SUBSTITUTE([.F58];&quot;%&quot;;&quot;&quot;);&quot;.&quot;;&quot;&quot;))&amp;&quot;&quot;&quot; effect_res=&quot;&quot;0.&quot;&amp;TRIM(SUBSTITUTE(SUBSTITUTE([.G58];&quot;%&quot;;&quot;&quot;);&quot;.&quot;;&quot;&quot;))&amp;&quot;&quot;&quot; tgh=&quot;&quot;&quot;&amp;[.$H$1]&amp;&quot;&quot;&quot; /&gt;&quot;" office:value-type="string" office:string-value="&lt;Stats level=&quot;57&quot; hp=&quot;6075&quot; atk=&quot;307&quot; spd=&quot;100&quot; def=&quot;770&quot; effect_hit=&quot;0.56&quot; effect_res=&quot;0.128&quot; tgh=&quot;60&quot; /&gt;" calcext:value-type="string">
            <text:p>&lt;Stats level="57" hp="6075" atk="307" spd="100" def="770" effect_hit="0.56" effect_res="0.128" tgh="60" /&gt;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02" calcext:value-type="float">
            <text:p>6502</text:p>
          </table:table-cell>
          <table:table-cell office:value-type="float" office:value="317" calcext:value-type="float">
            <text:p>317</text:p>
          </table:table-cell>
          <table:table-cell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6.4%</text:p>
          </table:table-cell>
          <table:table-cell table:style-name="ce2" office:value-type="string" calcext:value-type="string">
            <text:p>13.2%</text:p>
          </table:table-cell>
          <table:table-cell table:formula="of:=&quot;&lt;Stats level=&quot;&quot;&quot;&amp;[.A59]&amp;&quot;&quot;&quot; hp=&quot;&quot;&quot;&amp;[.B59]&amp;&quot;&quot;&quot; atk=&quot;&quot;&quot;&amp;[.C59]&amp;&quot;&quot;&quot; spd=&quot;&quot;&quot;&amp;[.E59]&amp;&quot;&quot;&quot; def=&quot;&quot;&quot;&amp;[.D59]&amp;&quot;&quot;&quot; effect_hit=&quot;&quot;0.&quot;&amp;TRIM(SUBSTITUTE(SUBSTITUTE([.F59];&quot;%&quot;;&quot;&quot;);&quot;.&quot;;&quot;&quot;))&amp;&quot;&quot;&quot; effect_res=&quot;&quot;0.&quot;&amp;TRIM(SUBSTITUTE(SUBSTITUTE([.G59];&quot;%&quot;;&quot;&quot;);&quot;.&quot;;&quot;&quot;))&amp;&quot;&quot;&quot; tgh=&quot;&quot;&quot;&amp;[.$H$1]&amp;&quot;&quot;&quot; /&gt;&quot;" office:value-type="string" office:string-value="&lt;Stats level=&quot;58&quot; hp=&quot;6502&quot; atk=&quot;317&quot; spd=&quot;100&quot; def=&quot;780&quot; effect_hit=&quot;0.64&quot; effect_res=&quot;0.132&quot; tgh=&quot;60&quot; /&gt;" calcext:value-type="string">
            <text:p>&lt;Stats level="58" hp="6502" atk="317" spd="100" def="780" effect_hit="0.64" effect_res="0.132" tgh="60" /&gt;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28" calcext:value-type="float">
            <text:p>6928</text:p>
          </table:table-cell>
          <table:table-cell office:value-type="float" office:value="328" calcext:value-type="float">
            <text:p>328</text:p>
          </table:table-cell>
          <table:table-cell office:value-type="float" office:value="790" calcext:value-type="float">
            <text:p>79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7.2%</text:p>
          </table:table-cell>
          <table:table-cell table:style-name="ce2" office:value-type="string" calcext:value-type="string">
            <text:p>13.6%</text:p>
          </table:table-cell>
          <table:table-cell table:formula="of:=&quot;&lt;Stats level=&quot;&quot;&quot;&amp;[.A60]&amp;&quot;&quot;&quot; hp=&quot;&quot;&quot;&amp;[.B60]&amp;&quot;&quot;&quot; atk=&quot;&quot;&quot;&amp;[.C60]&amp;&quot;&quot;&quot; spd=&quot;&quot;&quot;&amp;[.E60]&amp;&quot;&quot;&quot; def=&quot;&quot;&quot;&amp;[.D60]&amp;&quot;&quot;&quot; effect_hit=&quot;&quot;0.&quot;&amp;TRIM(SUBSTITUTE(SUBSTITUTE([.F60];&quot;%&quot;;&quot;&quot;);&quot;.&quot;;&quot;&quot;))&amp;&quot;&quot;&quot; effect_res=&quot;&quot;0.&quot;&amp;TRIM(SUBSTITUTE(SUBSTITUTE([.G60];&quot;%&quot;;&quot;&quot;);&quot;.&quot;;&quot;&quot;))&amp;&quot;&quot;&quot; tgh=&quot;&quot;&quot;&amp;[.$H$1]&amp;&quot;&quot;&quot; /&gt;&quot;" office:value-type="string" office:string-value="&lt;Stats level=&quot;59&quot; hp=&quot;6928&quot; atk=&quot;328&quot; spd=&quot;100&quot; def=&quot;790&quot; effect_hit=&quot;0.72&quot; effect_res=&quot;0.136&quot; tgh=&quot;60&quot; /&gt;" calcext:value-type="string">
            <text:p>&lt;Stats level="59" hp="6928" atk="328" spd="100" def="790" effect_hit="0.72" effect_res="0.136" tgh="60" /&gt;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55" calcext:value-type="float">
            <text:p>7355</text:p>
          </table:table-cell>
          <table:table-cell office:value-type="float" office:value="338" calcext:value-type="float">
            <text:p>338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4%</text:p>
          </table:table-cell>
          <table:table-cell table:formula="of:=&quot;&lt;Stats level=&quot;&quot;&quot;&amp;[.A61]&amp;&quot;&quot;&quot; hp=&quot;&quot;&quot;&amp;[.B61]&amp;&quot;&quot;&quot; atk=&quot;&quot;&quot;&amp;[.C61]&amp;&quot;&quot;&quot; spd=&quot;&quot;&quot;&amp;[.E61]&amp;&quot;&quot;&quot; def=&quot;&quot;&quot;&amp;[.D61]&amp;&quot;&quot;&quot; effect_hit=&quot;&quot;0.&quot;&amp;TRIM(SUBSTITUTE(SUBSTITUTE([.F61];&quot;%&quot;;&quot;&quot;);&quot;.&quot;;&quot;&quot;))&amp;&quot;&quot;&quot; effect_res=&quot;&quot;0.&quot;&amp;TRIM(SUBSTITUTE(SUBSTITUTE([.G61];&quot;%&quot;;&quot;&quot;);&quot;.&quot;;&quot;&quot;))&amp;&quot;&quot;&quot; tgh=&quot;&quot;&quot;&amp;[.$H$1]&amp;&quot;&quot;&quot; /&gt;&quot;" office:value-type="string" office:string-value="&lt;Stats level=&quot;60&quot; hp=&quot;7355&quot; atk=&quot;338&quot; spd=&quot;100&quot; def=&quot;800&quot; effect_hit=&quot;0.8&quot; effect_res=&quot;0.14&quot; tgh=&quot;60&quot; /&gt;" calcext:value-type="string">
            <text:p>&lt;Stats level="60" hp="7355" atk="338" spd="100" def="800" effect_hit="0.8" effect_res="0.14" tgh="60" /&gt;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45" calcext:value-type="float">
            <text:p>7945</text:p>
          </table:table-cell>
          <table:table-cell office:value-type="float" office:value="348" calcext:value-type="float">
            <text:p>348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8.8%</text:p>
          </table:table-cell>
          <table:table-cell table:style-name="ce2" office:value-type="string" calcext:value-type="string">
            <text:p>14.4%</text:p>
          </table:table-cell>
          <table:table-cell table:formula="of:=&quot;&lt;Stats level=&quot;&quot;&quot;&amp;[.A62]&amp;&quot;&quot;&quot; hp=&quot;&quot;&quot;&amp;[.B62]&amp;&quot;&quot;&quot; atk=&quot;&quot;&quot;&amp;[.C62]&amp;&quot;&quot;&quot; spd=&quot;&quot;&quot;&amp;[.E62]&amp;&quot;&quot;&quot; def=&quot;&quot;&quot;&amp;[.D62]&amp;&quot;&quot;&quot; effect_hit=&quot;&quot;0.&quot;&amp;TRIM(SUBSTITUTE(SUBSTITUTE([.F62];&quot;%&quot;;&quot;&quot;);&quot;.&quot;;&quot;&quot;))&amp;&quot;&quot;&quot; effect_res=&quot;&quot;0.&quot;&amp;TRIM(SUBSTITUTE(SUBSTITUTE([.G62];&quot;%&quot;;&quot;&quot;);&quot;.&quot;;&quot;&quot;))&amp;&quot;&quot;&quot; tgh=&quot;&quot;&quot;&amp;[.$H$1]&amp;&quot;&quot;&quot; /&gt;&quot;" office:value-type="string" office:string-value="&lt;Stats level=&quot;61&quot; hp=&quot;7945&quot; atk=&quot;348&quot; spd=&quot;100&quot; def=&quot;810&quot; effect_hit=&quot;0.88&quot; effect_res=&quot;0.144&quot; tgh=&quot;60&quot; /&gt;" calcext:value-type="string">
            <text:p>&lt;Stats level="61" hp="7945" atk="348" spd="100" def="810" effect_hit="0.88" effect_res="0.144" tgh="60" /&gt;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534" calcext:value-type="float">
            <text:p>8534</text:p>
          </table:table-cell>
          <table:table-cell office:value-type="float" office:value="358" calcext:value-type="float">
            <text:p>358</text:p>
          </table:table-cell>
          <table:table-cell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.6%</text:p>
          </table:table-cell>
          <table:table-cell table:style-name="ce2" office:value-type="string" calcext:value-type="string">
            <text:p>14.8%</text:p>
          </table:table-cell>
          <table:table-cell table:formula="of:=&quot;&lt;Stats level=&quot;&quot;&quot;&amp;[.A63]&amp;&quot;&quot;&quot; hp=&quot;&quot;&quot;&amp;[.B63]&amp;&quot;&quot;&quot; atk=&quot;&quot;&quot;&amp;[.C63]&amp;&quot;&quot;&quot; spd=&quot;&quot;&quot;&amp;[.E63]&amp;&quot;&quot;&quot; def=&quot;&quot;&quot;&amp;[.D63]&amp;&quot;&quot;&quot; effect_hit=&quot;&quot;0.&quot;&amp;TRIM(SUBSTITUTE(SUBSTITUTE([.F63];&quot;%&quot;;&quot;&quot;);&quot;.&quot;;&quot;&quot;))&amp;&quot;&quot;&quot; effect_res=&quot;&quot;0.&quot;&amp;TRIM(SUBSTITUTE(SUBSTITUTE([.G63];&quot;%&quot;;&quot;&quot;);&quot;.&quot;;&quot;&quot;))&amp;&quot;&quot;&quot; tgh=&quot;&quot;&quot;&amp;[.$H$1]&amp;&quot;&quot;&quot; /&gt;&quot;" office:value-type="string" office:string-value="&lt;Stats level=&quot;62&quot; hp=&quot;8534&quot; atk=&quot;358&quot; spd=&quot;100&quot; def=&quot;820&quot; effect_hit=&quot;0.96&quot; effect_res=&quot;0.148&quot; tgh=&quot;60&quot; /&gt;" calcext:value-type="string">
            <text:p>&lt;Stats level="62" hp="8534" atk="358" spd="100" def="820" effect_hit="0.96" effect_res="0.148" tgh="60" /&gt;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124" calcext:value-type="float">
            <text:p>9124</text:p>
          </table:table-cell>
          <table:table-cell office:value-type="float" office:value="368" calcext:value-type="float">
            <text:p>368</text:p>
          </table:table-cell>
          <table:table-cell office:value-type="float" office:value="830" calcext:value-type="float">
            <text:p>83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0.4%</text:p>
          </table:table-cell>
          <table:table-cell table:style-name="ce2" office:value-type="string" calcext:value-type="string">
            <text:p>15.2%</text:p>
          </table:table-cell>
          <table:table-cell table:formula="of:=&quot;&lt;Stats level=&quot;&quot;&quot;&amp;[.A64]&amp;&quot;&quot;&quot; hp=&quot;&quot;&quot;&amp;[.B64]&amp;&quot;&quot;&quot; atk=&quot;&quot;&quot;&amp;[.C64]&amp;&quot;&quot;&quot; spd=&quot;&quot;&quot;&amp;[.E64]&amp;&quot;&quot;&quot; def=&quot;&quot;&quot;&amp;[.D64]&amp;&quot;&quot;&quot; effect_hit=&quot;&quot;0.&quot;&amp;TRIM(SUBSTITUTE(SUBSTITUTE([.F64];&quot;%&quot;;&quot;&quot;);&quot;.&quot;;&quot;&quot;))&amp;&quot;&quot;&quot; effect_res=&quot;&quot;0.&quot;&amp;TRIM(SUBSTITUTE(SUBSTITUTE([.G64];&quot;%&quot;;&quot;&quot;);&quot;.&quot;;&quot;&quot;))&amp;&quot;&quot;&quot; tgh=&quot;&quot;&quot;&amp;[.$H$1]&amp;&quot;&quot;&quot; /&gt;&quot;" office:value-type="string" office:string-value="&lt;Stats level=&quot;63&quot; hp=&quot;9124&quot; atk=&quot;368&quot; spd=&quot;100&quot; def=&quot;830&quot; effect_hit=&quot;0.104&quot; effect_res=&quot;0.152&quot; tgh=&quot;60&quot; /&gt;" calcext:value-type="string">
            <text:p>&lt;Stats level="63" hp="9124" atk="368" spd="100" def="830" effect_hit="0.104" effect_res="0.152" tgh="60" /&gt;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13" calcext:value-type="float">
            <text:p>9713</text:p>
          </table:table-cell>
          <table:table-cell office:value-type="float" office:value="377" calcext:value-type="float">
            <text:p>377</text:p>
          </table:table-cell>
          <table:table-cell office:value-type="float" office:value="840" calcext:value-type="float">
            <text:p>840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11.2%</text:p>
          </table:table-cell>
          <table:table-cell table:style-name="ce2" office:value-type="string" calcext:value-type="string">
            <text:p>15.6%</text:p>
          </table:table-cell>
          <table:table-cell table:formula="of:=&quot;&lt;Stats level=&quot;&quot;&quot;&amp;[.A65]&amp;&quot;&quot;&quot; hp=&quot;&quot;&quot;&amp;[.B65]&amp;&quot;&quot;&quot; atk=&quot;&quot;&quot;&amp;[.C65]&amp;&quot;&quot;&quot; spd=&quot;&quot;&quot;&amp;[.E65]&amp;&quot;&quot;&quot; def=&quot;&quot;&quot;&amp;[.D65]&amp;&quot;&quot;&quot; effect_hit=&quot;&quot;0.&quot;&amp;TRIM(SUBSTITUTE(SUBSTITUTE([.F65];&quot;%&quot;;&quot;&quot;);&quot;.&quot;;&quot;&quot;))&amp;&quot;&quot;&quot; effect_res=&quot;&quot;0.&quot;&amp;TRIM(SUBSTITUTE(SUBSTITUTE([.G65];&quot;%&quot;;&quot;&quot;);&quot;.&quot;;&quot;&quot;))&amp;&quot;&quot;&quot; tgh=&quot;&quot;&quot;&amp;[.$H$1]&amp;&quot;&quot;&quot; /&gt;&quot;" office:value-type="string" office:string-value="&lt;Stats level=&quot;64&quot; hp=&quot;9713&quot; atk=&quot;377&quot; spd=&quot;100&quot; def=&quot;840&quot; effect_hit=&quot;0.112&quot; effect_res=&quot;0.156&quot; tgh=&quot;60&quot; /&gt;" calcext:value-type="string">
            <text:p>&lt;Stats level="64" hp="9713" atk="377" spd="100" def="840" effect_hit="0.112" effect_res="0.156" tgh="60" /&gt;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303" calcext:value-type="float">
            <text:p>10303</text:p>
          </table:table-cell>
          <table:table-cell office:value-type="float" office:value="387" calcext:value-type="float">
            <text:p>387</text:p>
          </table:table-cell>
          <table:table-cell office:value-type="float" office:value="850" calcext:value-type="float">
            <text:p>8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16%</text:p>
          </table:table-cell>
          <table:table-cell table:formula="of:=&quot;&lt;Stats level=&quot;&quot;&quot;&amp;[.A66]&amp;&quot;&quot;&quot; hp=&quot;&quot;&quot;&amp;[.B66]&amp;&quot;&quot;&quot; atk=&quot;&quot;&quot;&amp;[.C66]&amp;&quot;&quot;&quot; spd=&quot;&quot;&quot;&amp;[.E66]&amp;&quot;&quot;&quot; def=&quot;&quot;&quot;&amp;[.D66]&amp;&quot;&quot;&quot; effect_hit=&quot;&quot;0.&quot;&amp;TRIM(SUBSTITUTE(SUBSTITUTE([.F66];&quot;%&quot;;&quot;&quot;);&quot;.&quot;;&quot;&quot;))&amp;&quot;&quot;&quot; effect_res=&quot;&quot;0.&quot;&amp;TRIM(SUBSTITUTE(SUBSTITUTE([.G66];&quot;%&quot;;&quot;&quot;);&quot;.&quot;;&quot;&quot;))&amp;&quot;&quot;&quot; tgh=&quot;&quot;&quot;&amp;[.$H$1]&amp;&quot;&quot;&quot; /&gt;&quot;" office:value-type="string" office:string-value="&lt;Stats level=&quot;65&quot; hp=&quot;10303&quot; atk=&quot;387&quot; spd=&quot;110&quot; def=&quot;850&quot; effect_hit=&quot;0.12&quot; effect_res=&quot;0.16&quot; tgh=&quot;60&quot; /&gt;" calcext:value-type="string">
            <text:p>&lt;Stats level="65" hp="10303" atk="387" spd="110" def="850" effect_hit="0.12" effect_res="0.16" tgh="60" /&gt;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892" calcext:value-type="float">
            <text:p>10892</text:p>
          </table:table-cell>
          <table:table-cell office:value-type="float" office:value="397" calcext:value-type="float">
            <text:p>397</text:p>
          </table:table-cell>
          <table:table-cell office:value-type="float" office:value="860" calcext:value-type="float">
            <text:p>86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2.8%</text:p>
          </table:table-cell>
          <table:table-cell table:style-name="ce2" office:value-type="string" calcext:value-type="string">
            <text:p>16.4%</text:p>
          </table:table-cell>
          <table:table-cell table:formula="of:=&quot;&lt;Stats level=&quot;&quot;&quot;&amp;[.A67]&amp;&quot;&quot;&quot; hp=&quot;&quot;&quot;&amp;[.B67]&amp;&quot;&quot;&quot; atk=&quot;&quot;&quot;&amp;[.C67]&amp;&quot;&quot;&quot; spd=&quot;&quot;&quot;&amp;[.E67]&amp;&quot;&quot;&quot; def=&quot;&quot;&quot;&amp;[.D67]&amp;&quot;&quot;&quot; effect_hit=&quot;&quot;0.&quot;&amp;TRIM(SUBSTITUTE(SUBSTITUTE([.F67];&quot;%&quot;;&quot;&quot;);&quot;.&quot;;&quot;&quot;))&amp;&quot;&quot;&quot; effect_res=&quot;&quot;0.&quot;&amp;TRIM(SUBSTITUTE(SUBSTITUTE([.G67];&quot;%&quot;;&quot;&quot;);&quot;.&quot;;&quot;&quot;))&amp;&quot;&quot;&quot; tgh=&quot;&quot;&quot;&amp;[.$H$1]&amp;&quot;&quot;&quot; /&gt;&quot;" office:value-type="string" office:string-value="&lt;Stats level=&quot;66&quot; hp=&quot;10892&quot; atk=&quot;397&quot; spd=&quot;110&quot; def=&quot;860&quot; effect_hit=&quot;0.128&quot; effect_res=&quot;0.164&quot; tgh=&quot;60&quot; /&gt;" calcext:value-type="string">
            <text:p>&lt;Stats level="66" hp="10892" atk="397" spd="110" def="860" effect_hit="0.128" effect_res="0.164" tgh="60" /&gt;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482" calcext:value-type="float">
            <text:p>11482</text:p>
          </table:table-cell>
          <table:table-cell office:value-type="float" office:value="407" calcext:value-type="float">
            <text:p>407</text:p>
          </table:table-cell>
          <table:table-cell office:value-type="float" office:value="870" calcext:value-type="float">
            <text:p>87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3.6%</text:p>
          </table:table-cell>
          <table:table-cell table:style-name="ce2" office:value-type="string" calcext:value-type="string">
            <text:p>16.8%</text:p>
          </table:table-cell>
          <table:table-cell table:formula="of:=&quot;&lt;Stats level=&quot;&quot;&quot;&amp;[.A68]&amp;&quot;&quot;&quot; hp=&quot;&quot;&quot;&amp;[.B68]&amp;&quot;&quot;&quot; atk=&quot;&quot;&quot;&amp;[.C68]&amp;&quot;&quot;&quot; spd=&quot;&quot;&quot;&amp;[.E68]&amp;&quot;&quot;&quot; def=&quot;&quot;&quot;&amp;[.D68]&amp;&quot;&quot;&quot; effect_hit=&quot;&quot;0.&quot;&amp;TRIM(SUBSTITUTE(SUBSTITUTE([.F68];&quot;%&quot;;&quot;&quot;);&quot;.&quot;;&quot;&quot;))&amp;&quot;&quot;&quot; effect_res=&quot;&quot;0.&quot;&amp;TRIM(SUBSTITUTE(SUBSTITUTE([.G68];&quot;%&quot;;&quot;&quot;);&quot;.&quot;;&quot;&quot;))&amp;&quot;&quot;&quot; tgh=&quot;&quot;&quot;&amp;[.$H$1]&amp;&quot;&quot;&quot; /&gt;&quot;" office:value-type="string" office:string-value="&lt;Stats level=&quot;67&quot; hp=&quot;11482&quot; atk=&quot;407&quot; spd=&quot;110&quot; def=&quot;870&quot; effect_hit=&quot;0.136&quot; effect_res=&quot;0.168&quot; tgh=&quot;60&quot; /&gt;" calcext:value-type="string">
            <text:p>&lt;Stats level="67" hp="11482" atk="407" spd="110" def="870" effect_hit="0.136" effect_res="0.168" tgh="60" /&gt;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072" calcext:value-type="float">
            <text:p>12072</text:p>
          </table:table-cell>
          <table:table-cell office:value-type="float" office:value="416" calcext:value-type="float">
            <text:p>416</text:p>
          </table:table-cell>
          <table:table-cell office:value-type="float" office:value="880" calcext:value-type="float">
            <text:p>88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4.4%</text:p>
          </table:table-cell>
          <table:table-cell table:style-name="ce2" office:value-type="string" calcext:value-type="string">
            <text:p>17.2%</text:p>
          </table:table-cell>
          <table:table-cell table:formula="of:=&quot;&lt;Stats level=&quot;&quot;&quot;&amp;[.A69]&amp;&quot;&quot;&quot; hp=&quot;&quot;&quot;&amp;[.B69]&amp;&quot;&quot;&quot; atk=&quot;&quot;&quot;&amp;[.C69]&amp;&quot;&quot;&quot; spd=&quot;&quot;&quot;&amp;[.E69]&amp;&quot;&quot;&quot; def=&quot;&quot;&quot;&amp;[.D69]&amp;&quot;&quot;&quot; effect_hit=&quot;&quot;0.&quot;&amp;TRIM(SUBSTITUTE(SUBSTITUTE([.F69];&quot;%&quot;;&quot;&quot;);&quot;.&quot;;&quot;&quot;))&amp;&quot;&quot;&quot; effect_res=&quot;&quot;0.&quot;&amp;TRIM(SUBSTITUTE(SUBSTITUTE([.G69];&quot;%&quot;;&quot;&quot;);&quot;.&quot;;&quot;&quot;))&amp;&quot;&quot;&quot; tgh=&quot;&quot;&quot;&amp;[.$H$1]&amp;&quot;&quot;&quot; /&gt;&quot;" office:value-type="string" office:string-value="&lt;Stats level=&quot;68&quot; hp=&quot;12072&quot; atk=&quot;416&quot; spd=&quot;110&quot; def=&quot;880&quot; effect_hit=&quot;0.144&quot; effect_res=&quot;0.172&quot; tgh=&quot;60&quot; /&gt;" calcext:value-type="string">
            <text:p>&lt;Stats level="68" hp="12072" atk="416" spd="110" def="880" effect_hit="0.144" effect_res="0.172" tgh="60" /&gt;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661" calcext:value-type="float">
            <text:p>12661</text:p>
          </table:table-cell>
          <table:table-cell office:value-type="float" office:value="426" calcext:value-type="float">
            <text:p>426</text:p>
          </table:table-cell>
          <table:table-cell office:value-type="float" office:value="890" calcext:value-type="float">
            <text:p>89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5.2%</text:p>
          </table:table-cell>
          <table:table-cell table:style-name="ce2" office:value-type="string" calcext:value-type="string">
            <text:p>17.6%</text:p>
          </table:table-cell>
          <table:table-cell table:formula="of:=&quot;&lt;Stats level=&quot;&quot;&quot;&amp;[.A70]&amp;&quot;&quot;&quot; hp=&quot;&quot;&quot;&amp;[.B70]&amp;&quot;&quot;&quot; atk=&quot;&quot;&quot;&amp;[.C70]&amp;&quot;&quot;&quot; spd=&quot;&quot;&quot;&amp;[.E70]&amp;&quot;&quot;&quot; def=&quot;&quot;&quot;&amp;[.D70]&amp;&quot;&quot;&quot; effect_hit=&quot;&quot;0.&quot;&amp;TRIM(SUBSTITUTE(SUBSTITUTE([.F70];&quot;%&quot;;&quot;&quot;);&quot;.&quot;;&quot;&quot;))&amp;&quot;&quot;&quot; effect_res=&quot;&quot;0.&quot;&amp;TRIM(SUBSTITUTE(SUBSTITUTE([.G70];&quot;%&quot;;&quot;&quot;);&quot;.&quot;;&quot;&quot;))&amp;&quot;&quot;&quot; tgh=&quot;&quot;&quot;&amp;[.$H$1]&amp;&quot;&quot;&quot; /&gt;&quot;" office:value-type="string" office:string-value="&lt;Stats level=&quot;69&quot; hp=&quot;12661&quot; atk=&quot;426&quot; spd=&quot;110&quot; def=&quot;890&quot; effect_hit=&quot;0.152&quot; effect_res=&quot;0.176&quot; tgh=&quot;60&quot; /&gt;" calcext:value-type="string">
            <text:p>&lt;Stats level="69" hp="12661" atk="426" spd="110" def="890" effect_hit="0.152" effect_res="0.176" tgh="60" /&gt;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251" calcext:value-type="float">
            <text:p>13251</text:p>
          </table:table-cell>
          <table:table-cell office:value-type="float" office:value="436" calcext:value-type="float">
            <text:p>436</text:p>
          </table:table-cell>
          <table:table-cell office:value-type="float" office:value="900" calcext:value-type="float">
            <text:p>9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18%</text:p>
          </table:table-cell>
          <table:table-cell table:formula="of:=&quot;&lt;Stats level=&quot;&quot;&quot;&amp;[.A71]&amp;&quot;&quot;&quot; hp=&quot;&quot;&quot;&amp;[.B71]&amp;&quot;&quot;&quot; atk=&quot;&quot;&quot;&amp;[.C71]&amp;&quot;&quot;&quot; spd=&quot;&quot;&quot;&amp;[.E71]&amp;&quot;&quot;&quot; def=&quot;&quot;&quot;&amp;[.D71]&amp;&quot;&quot;&quot; effect_hit=&quot;&quot;0.&quot;&amp;TRIM(SUBSTITUTE(SUBSTITUTE([.F71];&quot;%&quot;;&quot;&quot;);&quot;.&quot;;&quot;&quot;))&amp;&quot;&quot;&quot; effect_res=&quot;&quot;0.&quot;&amp;TRIM(SUBSTITUTE(SUBSTITUTE([.G71];&quot;%&quot;;&quot;&quot;);&quot;.&quot;;&quot;&quot;))&amp;&quot;&quot;&quot; tgh=&quot;&quot;&quot;&amp;[.$H$1]&amp;&quot;&quot;&quot; /&gt;&quot;" office:value-type="string" office:string-value="&lt;Stats level=&quot;70&quot; hp=&quot;13251&quot; atk=&quot;436&quot; spd=&quot;110&quot; def=&quot;900&quot; effect_hit=&quot;0.16&quot; effect_res=&quot;0.18&quot; tgh=&quot;60&quot; /&gt;" calcext:value-type="string">
            <text:p>&lt;Stats level="70" hp="13251" atk="436" spd="110" def="900" effect_hit="0.16" effect_res="0.18" tgh="60" /&gt;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990" calcext:value-type="float">
            <text:p>13990</text:p>
          </table:table-cell>
          <table:table-cell office:value-type="float" office:value="447" calcext:value-type="float">
            <text:p>447</text:p>
          </table:table-cell>
          <table:table-cell office:value-type="float" office:value="910" calcext:value-type="float">
            <text:p>91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6.8%</text:p>
          </table:table-cell>
          <table:table-cell table:style-name="ce2" office:value-type="string" calcext:value-type="string">
            <text:p>18.4%</text:p>
          </table:table-cell>
          <table:table-cell table:formula="of:=&quot;&lt;Stats level=&quot;&quot;&quot;&amp;[.A72]&amp;&quot;&quot;&quot; hp=&quot;&quot;&quot;&amp;[.B72]&amp;&quot;&quot;&quot; atk=&quot;&quot;&quot;&amp;[.C72]&amp;&quot;&quot;&quot; spd=&quot;&quot;&quot;&amp;[.E72]&amp;&quot;&quot;&quot; def=&quot;&quot;&quot;&amp;[.D72]&amp;&quot;&quot;&quot; effect_hit=&quot;&quot;0.&quot;&amp;TRIM(SUBSTITUTE(SUBSTITUTE([.F72];&quot;%&quot;;&quot;&quot;);&quot;.&quot;;&quot;&quot;))&amp;&quot;&quot;&quot; effect_res=&quot;&quot;0.&quot;&amp;TRIM(SUBSTITUTE(SUBSTITUTE([.G72];&quot;%&quot;;&quot;&quot;);&quot;.&quot;;&quot;&quot;))&amp;&quot;&quot;&quot; tgh=&quot;&quot;&quot;&amp;[.$H$1]&amp;&quot;&quot;&quot; /&gt;&quot;" office:value-type="string" office:string-value="&lt;Stats level=&quot;71&quot; hp=&quot;13990&quot; atk=&quot;447&quot; spd=&quot;110&quot; def=&quot;910&quot; effect_hit=&quot;0.168&quot; effect_res=&quot;0.184&quot; tgh=&quot;60&quot; /&gt;" calcext:value-type="string">
            <text:p>&lt;Stats level="71" hp="13990" atk="447" spd="110" def="910" effect_hit="0.168" effect_res="0.184" tgh="60" /&gt;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730" calcext:value-type="float">
            <text:p>14730</text:p>
          </table:table-cell>
          <table:table-cell office:value-type="float" office:value="459" calcext:value-type="float">
            <text:p>459</text:p>
          </table:table-cell>
          <table:table-cell office:value-type="float" office:value="920" calcext:value-type="float">
            <text:p>92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7.6%</text:p>
          </table:table-cell>
          <table:table-cell table:style-name="ce2" office:value-type="string" calcext:value-type="string">
            <text:p>18.8%</text:p>
          </table:table-cell>
          <table:table-cell table:formula="of:=&quot;&lt;Stats level=&quot;&quot;&quot;&amp;[.A73]&amp;&quot;&quot;&quot; hp=&quot;&quot;&quot;&amp;[.B73]&amp;&quot;&quot;&quot; atk=&quot;&quot;&quot;&amp;[.C73]&amp;&quot;&quot;&quot; spd=&quot;&quot;&quot;&amp;[.E73]&amp;&quot;&quot;&quot; def=&quot;&quot;&quot;&amp;[.D73]&amp;&quot;&quot;&quot; effect_hit=&quot;&quot;0.&quot;&amp;TRIM(SUBSTITUTE(SUBSTITUTE([.F73];&quot;%&quot;;&quot;&quot;);&quot;.&quot;;&quot;&quot;))&amp;&quot;&quot;&quot; effect_res=&quot;&quot;0.&quot;&amp;TRIM(SUBSTITUTE(SUBSTITUTE([.G73];&quot;%&quot;;&quot;&quot;);&quot;.&quot;;&quot;&quot;))&amp;&quot;&quot;&quot; tgh=&quot;&quot;&quot;&amp;[.$H$1]&amp;&quot;&quot;&quot; /&gt;&quot;" office:value-type="string" office:string-value="&lt;Stats level=&quot;72&quot; hp=&quot;14730&quot; atk=&quot;459&quot; spd=&quot;110&quot; def=&quot;920&quot; effect_hit=&quot;0.176&quot; effect_res=&quot;0.188&quot; tgh=&quot;60&quot; /&gt;" calcext:value-type="string">
            <text:p>&lt;Stats level="72" hp="14730" atk="459" spd="110" def="920" effect_hit="0.176" effect_res="0.188" tgh="60" /&gt;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470" calcext:value-type="float">
            <text:p>15470</text:p>
          </table:table-cell>
          <table:table-cell office:value-type="float" office:value="471" calcext:value-type="float">
            <text:p>471</text:p>
          </table:table-cell>
          <table:table-cell office:value-type="float" office:value="930" calcext:value-type="float">
            <text:p>93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8.4%</text:p>
          </table:table-cell>
          <table:table-cell table:style-name="ce2" office:value-type="string" calcext:value-type="string">
            <text:p>19.2%</text:p>
          </table:table-cell>
          <table:table-cell table:formula="of:=&quot;&lt;Stats level=&quot;&quot;&quot;&amp;[.A74]&amp;&quot;&quot;&quot; hp=&quot;&quot;&quot;&amp;[.B74]&amp;&quot;&quot;&quot; atk=&quot;&quot;&quot;&amp;[.C74]&amp;&quot;&quot;&quot; spd=&quot;&quot;&quot;&amp;[.E74]&amp;&quot;&quot;&quot; def=&quot;&quot;&quot;&amp;[.D74]&amp;&quot;&quot;&quot; effect_hit=&quot;&quot;0.&quot;&amp;TRIM(SUBSTITUTE(SUBSTITUTE([.F74];&quot;%&quot;;&quot;&quot;);&quot;.&quot;;&quot;&quot;))&amp;&quot;&quot;&quot; effect_res=&quot;&quot;0.&quot;&amp;TRIM(SUBSTITUTE(SUBSTITUTE([.G74];&quot;%&quot;;&quot;&quot;);&quot;.&quot;;&quot;&quot;))&amp;&quot;&quot;&quot; tgh=&quot;&quot;&quot;&amp;[.$H$1]&amp;&quot;&quot;&quot; /&gt;&quot;" office:value-type="string" office:string-value="&lt;Stats level=&quot;73&quot; hp=&quot;15470&quot; atk=&quot;471&quot; spd=&quot;110&quot; def=&quot;930&quot; effect_hit=&quot;0.184&quot; effect_res=&quot;0.192&quot; tgh=&quot;60&quot; /&gt;" calcext:value-type="string">
            <text:p>&lt;Stats level="73" hp="15470" atk="471" spd="110" def="930" effect_hit="0.184" effect_res="0.192" tgh="60" /&gt;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209" calcext:value-type="float">
            <text:p>16209</text:p>
          </table:table-cell>
          <table:table-cell office:value-type="float" office:value="482" calcext:value-type="float">
            <text:p>482</text:p>
          </table:table-cell>
          <table:table-cell office:value-type="float" office:value="940" calcext:value-type="float">
            <text:p>94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9.2%</text:p>
          </table:table-cell>
          <table:table-cell table:style-name="ce2" office:value-type="string" calcext:value-type="string">
            <text:p>19.6%</text:p>
          </table:table-cell>
          <table:table-cell table:formula="of:=&quot;&lt;Stats level=&quot;&quot;&quot;&amp;[.A75]&amp;&quot;&quot;&quot; hp=&quot;&quot;&quot;&amp;[.B75]&amp;&quot;&quot;&quot; atk=&quot;&quot;&quot;&amp;[.C75]&amp;&quot;&quot;&quot; spd=&quot;&quot;&quot;&amp;[.E75]&amp;&quot;&quot;&quot; def=&quot;&quot;&quot;&amp;[.D75]&amp;&quot;&quot;&quot; effect_hit=&quot;&quot;0.&quot;&amp;TRIM(SUBSTITUTE(SUBSTITUTE([.F75];&quot;%&quot;;&quot;&quot;);&quot;.&quot;;&quot;&quot;))&amp;&quot;&quot;&quot; effect_res=&quot;&quot;0.&quot;&amp;TRIM(SUBSTITUTE(SUBSTITUTE([.G75];&quot;%&quot;;&quot;&quot;);&quot;.&quot;;&quot;&quot;))&amp;&quot;&quot;&quot; tgh=&quot;&quot;&quot;&amp;[.$H$1]&amp;&quot;&quot;&quot; /&gt;&quot;" office:value-type="string" office:string-value="&lt;Stats level=&quot;74&quot; hp=&quot;16209&quot; atk=&quot;482&quot; spd=&quot;110&quot; def=&quot;940&quot; effect_hit=&quot;0.192&quot; effect_res=&quot;0.196&quot; tgh=&quot;60&quot; /&gt;" calcext:value-type="string">
            <text:p>&lt;Stats level="74" hp="16209" atk="482" spd="110" def="940" effect_hit="0.192" effect_res="0.196" tgh="60" /&gt;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949" calcext:value-type="float">
            <text:p>16949</text:p>
          </table:table-cell>
          <table:table-cell office:value-type="float" office:value="494" calcext:value-type="float">
            <text:p>494</text:p>
          </table:table-cell>
          <table:table-cell office:value-type="float" office:value="950" calcext:value-type="float">
            <text:p>95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20%</text:p>
          </table:table-cell>
          <table:table-cell table:formula="of:=&quot;&lt;Stats level=&quot;&quot;&quot;&amp;[.A76]&amp;&quot;&quot;&quot; hp=&quot;&quot;&quot;&amp;[.B76]&amp;&quot;&quot;&quot; atk=&quot;&quot;&quot;&amp;[.C76]&amp;&quot;&quot;&quot; spd=&quot;&quot;&quot;&amp;[.E76]&amp;&quot;&quot;&quot; def=&quot;&quot;&quot;&amp;[.D76]&amp;&quot;&quot;&quot; effect_hit=&quot;&quot;0.&quot;&amp;TRIM(SUBSTITUTE(SUBSTITUTE([.F76];&quot;%&quot;;&quot;&quot;);&quot;.&quot;;&quot;&quot;))&amp;&quot;&quot;&quot; effect_res=&quot;&quot;0.&quot;&amp;TRIM(SUBSTITUTE(SUBSTITUTE([.G76];&quot;%&quot;;&quot;&quot;);&quot;.&quot;;&quot;&quot;))&amp;&quot;&quot;&quot; tgh=&quot;&quot;&quot;&amp;[.$H$1]&amp;&quot;&quot;&quot; /&gt;&quot;" office:value-type="string" office:string-value="&lt;Stats level=&quot;75&quot; hp=&quot;16949&quot; atk=&quot;494&quot; spd=&quot;110&quot; def=&quot;950&quot; effect_hit=&quot;0.20&quot; effect_res=&quot;0.20&quot; tgh=&quot;60&quot; /&gt;" calcext:value-type="string">
            <text:p>&lt;Stats level="75" hp="16949" atk="494" spd="110" def="950" effect_hit="0.20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689" calcext:value-type="float">
            <text:p>17689</text:p>
          </table:table-cell>
          <table:table-cell office:value-type="float" office:value="506" calcext:value-type="float">
            <text:p>506</text:p>
          </table:table-cell>
          <table:table-cell office:value-type="float" office:value="960" calcext:value-type="float">
            <text:p>96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0.8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77]&amp;&quot;&quot;&quot; hp=&quot;&quot;&quot;&amp;[.B77]&amp;&quot;&quot;&quot; atk=&quot;&quot;&quot;&amp;[.C77]&amp;&quot;&quot;&quot; spd=&quot;&quot;&quot;&amp;[.E77]&amp;&quot;&quot;&quot; def=&quot;&quot;&quot;&amp;[.D77]&amp;&quot;&quot;&quot; effect_hit=&quot;&quot;0.&quot;&amp;TRIM(SUBSTITUTE(SUBSTITUTE([.F77];&quot;%&quot;;&quot;&quot;);&quot;.&quot;;&quot;&quot;))&amp;&quot;&quot;&quot; effect_res=&quot;&quot;0.&quot;&amp;TRIM(SUBSTITUTE(SUBSTITUTE([.G77];&quot;%&quot;;&quot;&quot;);&quot;.&quot;;&quot;&quot;))&amp;&quot;&quot;&quot; tgh=&quot;&quot;&quot;&amp;[.$H$1]&amp;&quot;&quot;&quot; /&gt;&quot;" office:value-type="string" office:string-value="&lt;Stats level=&quot;76&quot; hp=&quot;17689&quot; atk=&quot;506&quot; spd=&quot;110&quot; def=&quot;960&quot; effect_hit=&quot;0.208&quot; effect_res=&quot;0.20&quot; tgh=&quot;60&quot; /&gt;" calcext:value-type="string">
            <text:p>&lt;Stats level="76" hp="17689" atk="506" spd="110" def="960" effect_hit="0.208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428" calcext:value-type="float">
            <text:p>18428</text:p>
          </table:table-cell>
          <table:table-cell office:value-type="float" office:value="517" calcext:value-type="float">
            <text:p>517</text:p>
          </table:table-cell>
          <table:table-cell office:value-type="float" office:value="970" calcext:value-type="float">
            <text:p>97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21.6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78]&amp;&quot;&quot;&quot; hp=&quot;&quot;&quot;&amp;[.B78]&amp;&quot;&quot;&quot; atk=&quot;&quot;&quot;&amp;[.C78]&amp;&quot;&quot;&quot; spd=&quot;&quot;&quot;&amp;[.E78]&amp;&quot;&quot;&quot; def=&quot;&quot;&quot;&amp;[.D78]&amp;&quot;&quot;&quot; effect_hit=&quot;&quot;0.&quot;&amp;TRIM(SUBSTITUTE(SUBSTITUTE([.F78];&quot;%&quot;;&quot;&quot;);&quot;.&quot;;&quot;&quot;))&amp;&quot;&quot;&quot; effect_res=&quot;&quot;0.&quot;&amp;TRIM(SUBSTITUTE(SUBSTITUTE([.G78];&quot;%&quot;;&quot;&quot;);&quot;.&quot;;&quot;&quot;))&amp;&quot;&quot;&quot; tgh=&quot;&quot;&quot;&amp;[.$H$1]&amp;&quot;&quot;&quot; /&gt;&quot;" office:value-type="string" office:string-value="&lt;Stats level=&quot;77&quot; hp=&quot;18428&quot; atk=&quot;517&quot; spd=&quot;110&quot; def=&quot;970&quot; effect_hit=&quot;0.216&quot; effect_res=&quot;0.20&quot; tgh=&quot;60&quot; /&gt;" calcext:value-type="string">
            <text:p>&lt;Stats level="77" hp="18428" atk="517" spd="110" def="970" effect_hit="0.216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168" calcext:value-type="float">
            <text:p>19168</text:p>
          </table:table-cell>
          <table:table-cell office:value-type="float" office:value="529" calcext:value-type="float">
            <text:p>529</text:p>
          </table:table-cell>
          <table:table-cell office:value-type="float" office:value="980" calcext:value-type="float">
            <text:p>98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2.4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79]&amp;&quot;&quot;&quot; hp=&quot;&quot;&quot;&amp;[.B79]&amp;&quot;&quot;&quot; atk=&quot;&quot;&quot;&amp;[.C79]&amp;&quot;&quot;&quot; spd=&quot;&quot;&quot;&amp;[.E79]&amp;&quot;&quot;&quot; def=&quot;&quot;&quot;&amp;[.D79]&amp;&quot;&quot;&quot; effect_hit=&quot;&quot;0.&quot;&amp;TRIM(SUBSTITUTE(SUBSTITUTE([.F79];&quot;%&quot;;&quot;&quot;);&quot;.&quot;;&quot;&quot;))&amp;&quot;&quot;&quot; effect_res=&quot;&quot;0.&quot;&amp;TRIM(SUBSTITUTE(SUBSTITUTE([.G79];&quot;%&quot;;&quot;&quot;);&quot;.&quot;;&quot;&quot;))&amp;&quot;&quot;&quot; tgh=&quot;&quot;&quot;&amp;[.$H$1]&amp;&quot;&quot;&quot; /&gt;&quot;" office:value-type="string" office:string-value="&lt;Stats level=&quot;78&quot; hp=&quot;19168&quot; atk=&quot;529&quot; spd=&quot;120&quot; def=&quot;980&quot; effect_hit=&quot;0.224&quot; effect_res=&quot;0.20&quot; tgh=&quot;60&quot; /&gt;" calcext:value-type="string">
            <text:p>&lt;Stats level="78" hp="19168" atk="529" spd="120" def="980" effect_hit="0.224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08" calcext:value-type="float">
            <text:p>19908</text:p>
          </table:table-cell>
          <table:table-cell office:value-type="float" office:value="541" calcext:value-type="float">
            <text:p>541</text:p>
          </table:table-cell>
          <table:table-cell office:value-type="float" office:value="990" calcext:value-type="float">
            <text:p>99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3.2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0]&amp;&quot;&quot;&quot; hp=&quot;&quot;&quot;&amp;[.B80]&amp;&quot;&quot;&quot; atk=&quot;&quot;&quot;&amp;[.C80]&amp;&quot;&quot;&quot; spd=&quot;&quot;&quot;&amp;[.E80]&amp;&quot;&quot;&quot; def=&quot;&quot;&quot;&amp;[.D80]&amp;&quot;&quot;&quot; effect_hit=&quot;&quot;0.&quot;&amp;TRIM(SUBSTITUTE(SUBSTITUTE([.F80];&quot;%&quot;;&quot;&quot;);&quot;.&quot;;&quot;&quot;))&amp;&quot;&quot;&quot; effect_res=&quot;&quot;0.&quot;&amp;TRIM(SUBSTITUTE(SUBSTITUTE([.G80];&quot;%&quot;;&quot;&quot;);&quot;.&quot;;&quot;&quot;))&amp;&quot;&quot;&quot; tgh=&quot;&quot;&quot;&amp;[.$H$1]&amp;&quot;&quot;&quot; /&gt;&quot;" office:value-type="string" office:string-value="&lt;Stats level=&quot;79&quot; hp=&quot;19908&quot; atk=&quot;541&quot; spd=&quot;120&quot; def=&quot;990&quot; effect_hit=&quot;0.232&quot; effect_res=&quot;0.20&quot; tgh=&quot;60&quot; /&gt;" calcext:value-type="string">
            <text:p>&lt;Stats level="79" hp="19908" atk="541" spd="120" def="990" effect_hit="0.232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648" calcext:value-type="float">
            <text:p>20648</text:p>
          </table:table-cell>
          <table:table-cell office:value-type="float" office:value="552" calcext:value-type="float">
            <text:p>552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4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1]&amp;&quot;&quot;&quot; hp=&quot;&quot;&quot;&amp;[.B81]&amp;&quot;&quot;&quot; atk=&quot;&quot;&quot;&amp;[.C81]&amp;&quot;&quot;&quot; spd=&quot;&quot;&quot;&amp;[.E81]&amp;&quot;&quot;&quot; def=&quot;&quot;&quot;&amp;[.D81]&amp;&quot;&quot;&quot; effect_hit=&quot;&quot;0.&quot;&amp;TRIM(SUBSTITUTE(SUBSTITUTE([.F81];&quot;%&quot;;&quot;&quot;);&quot;.&quot;;&quot;&quot;))&amp;&quot;&quot;&quot; effect_res=&quot;&quot;0.&quot;&amp;TRIM(SUBSTITUTE(SUBSTITUTE([.G81];&quot;%&quot;;&quot;&quot;);&quot;.&quot;;&quot;&quot;))&amp;&quot;&quot;&quot; tgh=&quot;&quot;&quot;&amp;[.$H$1]&amp;&quot;&quot;&quot; /&gt;&quot;" office:value-type="string" office:string-value="&lt;Stats level=&quot;80&quot; hp=&quot;20648&quot; atk=&quot;552&quot; spd=&quot;120&quot; def=&quot;1000&quot; effect_hit=&quot;0.24&quot; effect_res=&quot;0.20&quot; tgh=&quot;60&quot; /&gt;" calcext:value-type="string">
            <text:p>&lt;Stats level="80" hp="20648" atk="552" spd="120" def="1000" effect_hit="0.24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690" calcext:value-type="float">
            <text:p>21690</text:p>
          </table:table-cell>
          <table:table-cell office:value-type="float" office:value="563" calcext:value-type="float">
            <text:p>563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4.8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2]&amp;&quot;&quot;&quot; hp=&quot;&quot;&quot;&amp;[.B82]&amp;&quot;&quot;&quot; atk=&quot;&quot;&quot;&amp;[.C82]&amp;&quot;&quot;&quot; spd=&quot;&quot;&quot;&amp;[.E82]&amp;&quot;&quot;&quot; def=&quot;&quot;&quot;&amp;[.D82]&amp;&quot;&quot;&quot; effect_hit=&quot;&quot;0.&quot;&amp;TRIM(SUBSTITUTE(SUBSTITUTE([.F82];&quot;%&quot;;&quot;&quot;);&quot;.&quot;;&quot;&quot;))&amp;&quot;&quot;&quot; effect_res=&quot;&quot;0.&quot;&amp;TRIM(SUBSTITUTE(SUBSTITUTE([.G82];&quot;%&quot;;&quot;&quot;);&quot;.&quot;;&quot;&quot;))&amp;&quot;&quot;&quot; tgh=&quot;&quot;&quot;&amp;[.$H$1]&amp;&quot;&quot;&quot; /&gt;&quot;" office:value-type="string" office:string-value="&lt;Stats level=&quot;81&quot; hp=&quot;21690&quot; atk=&quot;563&quot; spd=&quot;120&quot; def=&quot;1010&quot; effect_hit=&quot;0.248&quot; effect_res=&quot;0.20&quot; tgh=&quot;60&quot; /&gt;" calcext:value-type="string">
            <text:p>&lt;Stats level="81" hp="21690" atk="563" spd="120" def="1010" effect_hit="0.248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772" calcext:value-type="float">
            <text:p>22772</text:p>
          </table:table-cell>
          <table:table-cell office:value-type="float" office:value="574" calcext:value-type="float">
            <text:p>574</text:p>
          </table:table-cell>
          <table:table-cell office:value-type="float" office:value="1020" calcext:value-type="float">
            <text:p>102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5.6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3]&amp;&quot;&quot;&quot; hp=&quot;&quot;&quot;&amp;[.B83]&amp;&quot;&quot;&quot; atk=&quot;&quot;&quot;&amp;[.C83]&amp;&quot;&quot;&quot; spd=&quot;&quot;&quot;&amp;[.E83]&amp;&quot;&quot;&quot; def=&quot;&quot;&quot;&amp;[.D83]&amp;&quot;&quot;&quot; effect_hit=&quot;&quot;0.&quot;&amp;TRIM(SUBSTITUTE(SUBSTITUTE([.F83];&quot;%&quot;;&quot;&quot;);&quot;.&quot;;&quot;&quot;))&amp;&quot;&quot;&quot; effect_res=&quot;&quot;0.&quot;&amp;TRIM(SUBSTITUTE(SUBSTITUTE([.G83];&quot;%&quot;;&quot;&quot;);&quot;.&quot;;&quot;&quot;))&amp;&quot;&quot;&quot; tgh=&quot;&quot;&quot;&amp;[.$H$1]&amp;&quot;&quot;&quot; /&gt;&quot;" office:value-type="string" office:string-value="&lt;Stats level=&quot;82&quot; hp=&quot;22772&quot; atk=&quot;574&quot; spd=&quot;120&quot; def=&quot;1020&quot; effect_hit=&quot;0.256&quot; effect_res=&quot;0.20&quot; tgh=&quot;60&quot; /&gt;" calcext:value-type="string">
            <text:p>&lt;Stats level="82" hp="22772" atk="574" spd="120" def="1020" effect_hit="0.256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894" calcext:value-type="float">
            <text:p>23894</text:p>
          </table:table-cell>
          <table:table-cell office:value-type="float" office:value="585" calcext:value-type="float">
            <text:p>585</text:p>
          </table:table-cell>
          <table:table-cell office:value-type="float" office:value="1030" calcext:value-type="float">
            <text:p>103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6.4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4]&amp;&quot;&quot;&quot; hp=&quot;&quot;&quot;&amp;[.B84]&amp;&quot;&quot;&quot; atk=&quot;&quot;&quot;&amp;[.C84]&amp;&quot;&quot;&quot; spd=&quot;&quot;&quot;&amp;[.E84]&amp;&quot;&quot;&quot; def=&quot;&quot;&quot;&amp;[.D84]&amp;&quot;&quot;&quot; effect_hit=&quot;&quot;0.&quot;&amp;TRIM(SUBSTITUTE(SUBSTITUTE([.F84];&quot;%&quot;;&quot;&quot;);&quot;.&quot;;&quot;&quot;))&amp;&quot;&quot;&quot; effect_res=&quot;&quot;0.&quot;&amp;TRIM(SUBSTITUTE(SUBSTITUTE([.G84];&quot;%&quot;;&quot;&quot;);&quot;.&quot;;&quot;&quot;))&amp;&quot;&quot;&quot; tgh=&quot;&quot;&quot;&amp;[.$H$1]&amp;&quot;&quot;&quot; /&gt;&quot;" office:value-type="string" office:string-value="&lt;Stats level=&quot;83&quot; hp=&quot;23894&quot; atk=&quot;585&quot; spd=&quot;120&quot; def=&quot;1030&quot; effect_hit=&quot;0.264&quot; effect_res=&quot;0.20&quot; tgh=&quot;60&quot; /&gt;" calcext:value-type="string">
            <text:p>&lt;Stats level="83" hp="23894" atk="585" spd="120" def="1030" effect_hit="0.264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57" calcext:value-type="float">
            <text:p>25057</text:p>
          </table:table-cell>
          <table:table-cell office:value-type="float" office:value="597" calcext:value-type="float">
            <text:p>597</text:p>
          </table:table-cell>
          <table:table-cell office:value-type="float" office:value="1040" calcext:value-type="float">
            <text:p>104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27.2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5]&amp;&quot;&quot;&quot; hp=&quot;&quot;&quot;&amp;[.B85]&amp;&quot;&quot;&quot; atk=&quot;&quot;&quot;&amp;[.C85]&amp;&quot;&quot;&quot; spd=&quot;&quot;&quot;&amp;[.E85]&amp;&quot;&quot;&quot; def=&quot;&quot;&quot;&amp;[.D85]&amp;&quot;&quot;&quot; effect_hit=&quot;&quot;0.&quot;&amp;TRIM(SUBSTITUTE(SUBSTITUTE([.F85];&quot;%&quot;;&quot;&quot;);&quot;.&quot;;&quot;&quot;))&amp;&quot;&quot;&quot; effect_res=&quot;&quot;0.&quot;&amp;TRIM(SUBSTITUTE(SUBSTITUTE([.G85];&quot;%&quot;;&quot;&quot;);&quot;.&quot;;&quot;&quot;))&amp;&quot;&quot;&quot; tgh=&quot;&quot;&quot;&amp;[.$H$1]&amp;&quot;&quot;&quot; /&gt;&quot;" office:value-type="string" office:string-value="&lt;Stats level=&quot;84&quot; hp=&quot;25057&quot; atk=&quot;597&quot; spd=&quot;120&quot; def=&quot;1040&quot; effect_hit=&quot;0.272&quot; effect_res=&quot;0.20&quot; tgh=&quot;60&quot; /&gt;" calcext:value-type="string">
            <text:p>&lt;Stats level="84" hp="25057" atk="597" spd="120" def="1040" effect_hit="0.272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263" calcext:value-type="float">
            <text:p>26263</text:p>
          </table:table-cell>
          <table:table-cell office:value-type="float" office:value="608" calcext:value-type="float">
            <text:p>608</text:p>
          </table:table-cell>
          <table:table-cell office:value-type="float" office:value="1050" calcext:value-type="float">
            <text:p>10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8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6]&amp;&quot;&quot;&quot; hp=&quot;&quot;&quot;&amp;[.B86]&amp;&quot;&quot;&quot; atk=&quot;&quot;&quot;&amp;[.C86]&amp;&quot;&quot;&quot; spd=&quot;&quot;&quot;&amp;[.E86]&amp;&quot;&quot;&quot; def=&quot;&quot;&quot;&amp;[.D86]&amp;&quot;&quot;&quot; effect_hit=&quot;&quot;0.&quot;&amp;TRIM(SUBSTITUTE(SUBSTITUTE([.F86];&quot;%&quot;;&quot;&quot;);&quot;.&quot;;&quot;&quot;))&amp;&quot;&quot;&quot; effect_res=&quot;&quot;0.&quot;&amp;TRIM(SUBSTITUTE(SUBSTITUTE([.G86];&quot;%&quot;;&quot;&quot;);&quot;.&quot;;&quot;&quot;))&amp;&quot;&quot;&quot; tgh=&quot;&quot;&quot;&amp;[.$H$1]&amp;&quot;&quot;&quot; /&gt;&quot;" office:value-type="string" office:string-value="&lt;Stats level=&quot;85&quot; hp=&quot;26263&quot; atk=&quot;608&quot; spd=&quot;120&quot; def=&quot;1050&quot; effect_hit=&quot;0.28&quot; effect_res=&quot;0.20&quot; tgh=&quot;60&quot; /&gt;" calcext:value-type="string">
            <text:p>&lt;Stats level="85" hp="26263" atk="608" spd="120" def="1050" effect_hit="0.28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513" calcext:value-type="float">
            <text:p>27513</text:p>
          </table:table-cell>
          <table:table-cell office:value-type="float" office:value="619" calcext:value-type="float">
            <text:p>619</text:p>
          </table:table-cell>
          <table:table-cell office:value-type="float" office:value="1060" calcext:value-type="float">
            <text:p>1060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8.8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7]&amp;&quot;&quot;&quot; hp=&quot;&quot;&quot;&amp;[.B87]&amp;&quot;&quot;&quot; atk=&quot;&quot;&quot;&amp;[.C87]&amp;&quot;&quot;&quot; spd=&quot;&quot;&quot;&amp;[.E87]&amp;&quot;&quot;&quot; def=&quot;&quot;&quot;&amp;[.D87]&amp;&quot;&quot;&quot; effect_hit=&quot;&quot;0.&quot;&amp;TRIM(SUBSTITUTE(SUBSTITUTE([.F87];&quot;%&quot;;&quot;&quot;);&quot;.&quot;;&quot;&quot;))&amp;&quot;&quot;&quot; effect_res=&quot;&quot;0.&quot;&amp;TRIM(SUBSTITUTE(SUBSTITUTE([.G87];&quot;%&quot;;&quot;&quot;);&quot;.&quot;;&quot;&quot;))&amp;&quot;&quot;&quot; tgh=&quot;&quot;&quot;&amp;[.$H$1]&amp;&quot;&quot;&quot; /&gt;&quot;" office:value-type="string" office:string-value="&lt;Stats level=&quot;86&quot; hp=&quot;27513&quot; atk=&quot;619&quot; spd=&quot;132&quot; def=&quot;1060&quot; effect_hit=&quot;0.288&quot; effect_res=&quot;0.20&quot; tgh=&quot;60&quot; /&gt;" calcext:value-type="string">
            <text:p>&lt;Stats level="86" hp="27513" atk="619" spd="132" def="1060" effect_hit="0.288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810" calcext:value-type="float">
            <text:p>28810</text:p>
          </table:table-cell>
          <table:table-cell office:value-type="float" office:value="630" calcext:value-type="float">
            <text:p>630</text:p>
          </table:table-cell>
          <table:table-cell office:value-type="float" office:value="1070" calcext:value-type="float">
            <text:p>1070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29.6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8]&amp;&quot;&quot;&quot; hp=&quot;&quot;&quot;&amp;[.B88]&amp;&quot;&quot;&quot; atk=&quot;&quot;&quot;&amp;[.C88]&amp;&quot;&quot;&quot; spd=&quot;&quot;&quot;&amp;[.E88]&amp;&quot;&quot;&quot; def=&quot;&quot;&quot;&amp;[.D88]&amp;&quot;&quot;&quot; effect_hit=&quot;&quot;0.&quot;&amp;TRIM(SUBSTITUTE(SUBSTITUTE([.F88];&quot;%&quot;;&quot;&quot;);&quot;.&quot;;&quot;&quot;))&amp;&quot;&quot;&quot; effect_res=&quot;&quot;0.&quot;&amp;TRIM(SUBSTITUTE(SUBSTITUTE([.G88];&quot;%&quot;;&quot;&quot;);&quot;.&quot;;&quot;&quot;))&amp;&quot;&quot;&quot; tgh=&quot;&quot;&quot;&amp;[.$H$1]&amp;&quot;&quot;&quot; /&gt;&quot;" office:value-type="string" office:string-value="&lt;Stats level=&quot;87&quot; hp=&quot;28810&quot; atk=&quot;630&quot; spd=&quot;132&quot; def=&quot;1070&quot; effect_hit=&quot;0.296&quot; effect_res=&quot;0.20&quot; tgh=&quot;60&quot; /&gt;" calcext:value-type="string">
            <text:p>&lt;Stats level="87" hp="28810" atk="630" spd="132" def="1070" effect_hit="0.296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0155" calcext:value-type="float">
            <text:p>30155</text:p>
          </table:table-cell>
          <table:table-cell office:value-type="float" office:value="641" calcext:value-type="float">
            <text:p>641</text:p>
          </table:table-cell>
          <table:table-cell office:value-type="float" office:value="1080" calcext:value-type="float">
            <text:p>1080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0.4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89]&amp;&quot;&quot;&quot; hp=&quot;&quot;&quot;&amp;[.B89]&amp;&quot;&quot;&quot; atk=&quot;&quot;&quot;&amp;[.C89]&amp;&quot;&quot;&quot; spd=&quot;&quot;&quot;&amp;[.E89]&amp;&quot;&quot;&quot; def=&quot;&quot;&quot;&amp;[.D89]&amp;&quot;&quot;&quot; effect_hit=&quot;&quot;0.&quot;&amp;TRIM(SUBSTITUTE(SUBSTITUTE([.F89];&quot;%&quot;;&quot;&quot;);&quot;.&quot;;&quot;&quot;))&amp;&quot;&quot;&quot; effect_res=&quot;&quot;0.&quot;&amp;TRIM(SUBSTITUTE(SUBSTITUTE([.G89];&quot;%&quot;;&quot;&quot;);&quot;.&quot;;&quot;&quot;))&amp;&quot;&quot;&quot; tgh=&quot;&quot;&quot;&amp;[.$H$1]&amp;&quot;&quot;&quot; /&gt;&quot;" office:value-type="string" office:string-value="&lt;Stats level=&quot;88&quot; hp=&quot;30155&quot; atk=&quot;641&quot; spd=&quot;132&quot; def=&quot;1080&quot; effect_hit=&quot;0.304&quot; effect_res=&quot;0.20&quot; tgh=&quot;60&quot; /&gt;" calcext:value-type="string">
            <text:p>&lt;Stats level="88" hp="30155" atk="641" spd="132" def="1080" effect_hit="0.304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1550" calcext:value-type="float">
            <text:p>31550</text:p>
          </table:table-cell>
          <table:table-cell office:value-type="float" office:value="652" calcext:value-type="float">
            <text:p>652</text:p>
          </table:table-cell>
          <table:table-cell office:value-type="float" office:value="1090" calcext:value-type="float">
            <text:p>1090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31.2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90]&amp;&quot;&quot;&quot; hp=&quot;&quot;&quot;&amp;[.B90]&amp;&quot;&quot;&quot; atk=&quot;&quot;&quot;&amp;[.C90]&amp;&quot;&quot;&quot; spd=&quot;&quot;&quot;&amp;[.E90]&amp;&quot;&quot;&quot; def=&quot;&quot;&quot;&amp;[.D90]&amp;&quot;&quot;&quot; effect_hit=&quot;&quot;0.&quot;&amp;TRIM(SUBSTITUTE(SUBSTITUTE([.F90];&quot;%&quot;;&quot;&quot;);&quot;.&quot;;&quot;&quot;))&amp;&quot;&quot;&quot; effect_res=&quot;&quot;0.&quot;&amp;TRIM(SUBSTITUTE(SUBSTITUTE([.G90];&quot;%&quot;;&quot;&quot;);&quot;.&quot;;&quot;&quot;))&amp;&quot;&quot;&quot; tgh=&quot;&quot;&quot;&amp;[.$H$1]&amp;&quot;&quot;&quot; /&gt;&quot;" office:value-type="string" office:string-value="&lt;Stats level=&quot;89&quot; hp=&quot;31550&quot; atk=&quot;652&quot; spd=&quot;132&quot; def=&quot;1090&quot; effect_hit=&quot;0.312&quot; effect_res=&quot;0.20&quot; tgh=&quot;60&quot; /&gt;" calcext:value-type="string">
            <text:p>&lt;Stats level="89" hp="31550" atk="652" spd="132" def="1090" effect_hit="0.312" effect_res="0.20" tgh="60" /&gt;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997" calcext:value-type="float">
            <text:p>32997</text:p>
          </table:table-cell>
          <table:table-cell office:value-type="float" office:value="663" calcext:value-type="float">
            <text:p>663</text:p>
          </table:table-cell>
          <table:table-cell office:value-type="float" office:value="1100" calcext:value-type="float">
            <text:p>11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0%</text:p>
          </table:table-cell>
          <table:table-cell table:formula="of:=&quot;&lt;Stats level=&quot;&quot;&quot;&amp;[.A91]&amp;&quot;&quot;&quot; hp=&quot;&quot;&quot;&amp;[.B91]&amp;&quot;&quot;&quot; atk=&quot;&quot;&quot;&amp;[.C91]&amp;&quot;&quot;&quot; spd=&quot;&quot;&quot;&amp;[.E91]&amp;&quot;&quot;&quot; def=&quot;&quot;&quot;&amp;[.D91]&amp;&quot;&quot;&quot; effect_hit=&quot;&quot;0.&quot;&amp;TRIM(SUBSTITUTE(SUBSTITUTE([.F91];&quot;%&quot;;&quot;&quot;);&quot;.&quot;;&quot;&quot;))&amp;&quot;&quot;&quot; effect_res=&quot;&quot;0.&quot;&amp;TRIM(SUBSTITUTE(SUBSTITUTE([.G91];&quot;%&quot;;&quot;&quot;);&quot;.&quot;;&quot;&quot;))&amp;&quot;&quot;&quot; tgh=&quot;&quot;&quot;&amp;[.$H$1]&amp;&quot;&quot;&quot; /&gt;&quot;" office:value-type="string" office:string-value="&lt;Stats level=&quot;90&quot; hp=&quot;32997&quot; atk=&quot;663&quot; spd=&quot;132&quot; def=&quot;1100&quot; effect_hit=&quot;0.32&quot; effect_res=&quot;0.20&quot; tgh=&quot;60&quot; /&gt;" calcext:value-type="string">
            <text:p>&lt;Stats level="90" hp="32997" atk="663" spd="132" def="1100" effect_hit="0.32" effect_res="0.20" tgh="60" /&gt;</text:p>
          </table:table-cell>
          <table:table-cell table:number-columns-repeated="7"/>
        </table:table-row>
        <table:table-row table:style-name="ro3"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34496" calcext:value-type="float">
            <text:p>34496</text:p>
          </table:table-cell>
          <table:table-cell table:style-name="Default" office:value-type="float" office:value="674" calcext:value-type="float">
            <text:p>674</text:p>
          </table:table-cell>
          <table:table-cell table:style-name="Default" office:value-type="float" office:value="1110" calcext:value-type="float">
            <text:p>111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32.8%</text:p>
          </table:table-cell>
          <table:table-cell table:style-name="ce9" office:value-type="string" calcext:value-type="string">
            <text:p>20%</text:p>
          </table:table-cell>
          <table:table-cell table:formula="of:=&quot;&lt;Stats level=&quot;&quot;&quot;&amp;[.A92]&amp;&quot;&quot;&quot; hp=&quot;&quot;&quot;&amp;[.B92]&amp;&quot;&quot;&quot; atk=&quot;&quot;&quot;&amp;[.C92]&amp;&quot;&quot;&quot; spd=&quot;&quot;&quot;&amp;[.E92]&amp;&quot;&quot;&quot; def=&quot;&quot;&quot;&amp;[.D92]&amp;&quot;&quot;&quot; effect_hit=&quot;&quot;0.&quot;&amp;TRIM(SUBSTITUTE(SUBSTITUTE([.F92];&quot;%&quot;;&quot;&quot;);&quot;.&quot;;&quot;&quot;))&amp;&quot;&quot;&quot; effect_res=&quot;&quot;0.&quot;&amp;TRIM(SUBSTITUTE(SUBSTITUTE([.G92];&quot;%&quot;;&quot;&quot;);&quot;.&quot;;&quot;&quot;))&amp;&quot;&quot;&quot; tgh=&quot;&quot;&quot;&amp;[.$H$1]&amp;&quot;&quot;&quot; /&gt;&quot;" office:value-type="string" office:string-value="&lt;Stats level=&quot;91&quot; hp=&quot;34496&quot; atk=&quot;674&quot; spd=&quot;132&quot; def=&quot;1110&quot; effect_hit=&quot;0.328&quot; effect_res=&quot;0.20&quot; tgh=&quot;60&quot; /&gt;" calcext:value-type="string">
            <text:p>&lt;Stats level="91" hp="34496" atk="674" spd="132" def="1110" effect_hit="0.328" effect_res="0.20" tgh="60" /&gt;</text:p>
          </table:table-cell>
          <table:table-cell table:number-columns-repeated="7"/>
        </table:table-row>
        <table:table-row table:style-name="ro3"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36052" calcext:value-type="float">
            <text:p>36052</text:p>
          </table:table-cell>
          <table:table-cell table:style-name="Default" office:value-type="float" office:value="685" calcext:value-type="float">
            <text:p>685</text:p>
          </table:table-cell>
          <table:table-cell table:style-name="Default" office:value-type="float" office:value="1120" calcext:value-type="float">
            <text:p>112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33.6%</text:p>
          </table:table-cell>
          <table:table-cell table:style-name="ce9" office:value-type="string" calcext:value-type="string">
            <text:p>20%</text:p>
          </table:table-cell>
          <table:table-cell table:formula="of:=&quot;&lt;Stats level=&quot;&quot;&quot;&amp;[.A93]&amp;&quot;&quot;&quot; hp=&quot;&quot;&quot;&amp;[.B93]&amp;&quot;&quot;&quot; atk=&quot;&quot;&quot;&amp;[.C93]&amp;&quot;&quot;&quot; spd=&quot;&quot;&quot;&amp;[.E93]&amp;&quot;&quot;&quot; def=&quot;&quot;&quot;&amp;[.D93]&amp;&quot;&quot;&quot; effect_hit=&quot;&quot;0.&quot;&amp;TRIM(SUBSTITUTE(SUBSTITUTE([.F93];&quot;%&quot;;&quot;&quot;);&quot;.&quot;;&quot;&quot;))&amp;&quot;&quot;&quot; effect_res=&quot;&quot;0.&quot;&amp;TRIM(SUBSTITUTE(SUBSTITUTE([.G93];&quot;%&quot;;&quot;&quot;);&quot;.&quot;;&quot;&quot;))&amp;&quot;&quot;&quot; tgh=&quot;&quot;&quot;&amp;[.$H$1]&amp;&quot;&quot;&quot; /&gt;&quot;" office:value-type="string" office:string-value="&lt;Stats level=&quot;92&quot; hp=&quot;36052&quot; atk=&quot;685&quot; spd=&quot;132&quot; def=&quot;1120&quot; effect_hit=&quot;0.336&quot; effect_res=&quot;0.20&quot; tgh=&quot;60&quot; /&gt;" calcext:value-type="string">
            <text:p>&lt;Stats level="92" hp="36052" atk="685" spd="132" def="1120" effect_hit="0.336" effect_res="0.20" tgh="60" /&gt;</text:p>
          </table:table-cell>
          <table:table-cell table:number-columns-repeated="7"/>
        </table:table-row>
        <table:table-row table:style-name="ro3"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37665" calcext:value-type="float">
            <text:p>37665</text:p>
          </table:table-cell>
          <table:table-cell table:style-name="Default" office:value-type="float" office:value="696" calcext:value-type="float">
            <text:p>696</text:p>
          </table:table-cell>
          <table:table-cell table:style-name="Default" office:value-type="float" office:value="1130" calcext:value-type="float">
            <text:p>113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34.4%</text:p>
          </table:table-cell>
          <table:table-cell table:style-name="ce9" office:value-type="string" calcext:value-type="string">
            <text:p>20%</text:p>
          </table:table-cell>
          <table:table-cell table:formula="of:=&quot;&lt;Stats level=&quot;&quot;&quot;&amp;[.A94]&amp;&quot;&quot;&quot; hp=&quot;&quot;&quot;&amp;[.B94]&amp;&quot;&quot;&quot; atk=&quot;&quot;&quot;&amp;[.C94]&amp;&quot;&quot;&quot; spd=&quot;&quot;&quot;&amp;[.E94]&amp;&quot;&quot;&quot; def=&quot;&quot;&quot;&amp;[.D94]&amp;&quot;&quot;&quot; effect_hit=&quot;&quot;0.&quot;&amp;TRIM(SUBSTITUTE(SUBSTITUTE([.F94];&quot;%&quot;;&quot;&quot;);&quot;.&quot;;&quot;&quot;))&amp;&quot;&quot;&quot; effect_res=&quot;&quot;0.&quot;&amp;TRIM(SUBSTITUTE(SUBSTITUTE([.G94];&quot;%&quot;;&quot;&quot;);&quot;.&quot;;&quot;&quot;))&amp;&quot;&quot;&quot; tgh=&quot;&quot;&quot;&amp;[.$H$1]&amp;&quot;&quot;&quot; /&gt;&quot;" office:value-type="string" office:string-value="&lt;Stats level=&quot;93&quot; hp=&quot;37665&quot; atk=&quot;696&quot; spd=&quot;132&quot; def=&quot;1130&quot; effect_hit=&quot;0.344&quot; effect_res=&quot;0.20&quot; tgh=&quot;60&quot; /&gt;" calcext:value-type="string">
            <text:p>&lt;Stats level="93" hp="37665" atk="696" spd="132" def="1130" effect_hit="0.344" effect_res="0.20" tgh="60" /&gt;</text:p>
          </table:table-cell>
          <table:table-cell table:number-columns-repeated="7"/>
        </table:table-row>
        <table:table-row table:style-name="ro3"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39337" calcext:value-type="float">
            <text:p>39337</text:p>
          </table:table-cell>
          <table:table-cell table:style-name="Default" office:value-type="float" office:value="707" calcext:value-type="float">
            <text:p>707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35.2%</text:p>
          </table:table-cell>
          <table:table-cell table:style-name="ce9" office:value-type="string" calcext:value-type="string">
            <text:p>20%</text:p>
          </table:table-cell>
          <table:table-cell table:formula="of:=&quot;&lt;Stats level=&quot;&quot;&quot;&amp;[.A95]&amp;&quot;&quot;&quot; hp=&quot;&quot;&quot;&amp;[.B95]&amp;&quot;&quot;&quot; atk=&quot;&quot;&quot;&amp;[.C95]&amp;&quot;&quot;&quot; spd=&quot;&quot;&quot;&amp;[.E95]&amp;&quot;&quot;&quot; def=&quot;&quot;&quot;&amp;[.D95]&amp;&quot;&quot;&quot; effect_hit=&quot;&quot;0.&quot;&amp;TRIM(SUBSTITUTE(SUBSTITUTE([.F95];&quot;%&quot;;&quot;&quot;);&quot;.&quot;;&quot;&quot;))&amp;&quot;&quot;&quot; effect_res=&quot;&quot;0.&quot;&amp;TRIM(SUBSTITUTE(SUBSTITUTE([.G95];&quot;%&quot;;&quot;&quot;);&quot;.&quot;;&quot;&quot;))&amp;&quot;&quot;&quot; tgh=&quot;&quot;&quot;&amp;[.$H$1]&amp;&quot;&quot;&quot; /&gt;&quot;" office:value-type="string" office:string-value="&lt;Stats level=&quot;94&quot; hp=&quot;39337&quot; atk=&quot;707&quot; spd=&quot;132&quot; def=&quot;1140&quot; effect_hit=&quot;0.352&quot; effect_res=&quot;0.20&quot; tgh=&quot;60&quot; /&gt;" calcext:value-type="string">
            <text:p>&lt;Stats level="94" hp="39337" atk="707" spd="132" def="1140" effect_hit="0.352" effect_res="0.20" tgh="60" /&gt;</text:p>
          </table:table-cell>
          <table:table-cell table:number-columns-repeated="7"/>
        </table:table-row>
        <table:table-row table:style-name="ro3"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41072" calcext:value-type="float">
            <text:p>41072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office:value-type="float" office:value="132" calcext:value-type="float">
            <text:p>132</text:p>
          </table:table-cell>
          <table:table-cell table:style-name="ce9" office:value-type="string" calcext:value-type="string">
            <text:p>36%</text:p>
          </table:table-cell>
          <table:table-cell table:style-name="ce9" office:value-type="string" calcext:value-type="string">
            <text:p>20%</text:p>
          </table:table-cell>
          <table:table-cell table:formula="of:=&quot;&lt;Stats level=&quot;&quot;&quot;&amp;[.A96]&amp;&quot;&quot;&quot; hp=&quot;&quot;&quot;&amp;[.B96]&amp;&quot;&quot;&quot; atk=&quot;&quot;&quot;&amp;[.C96]&amp;&quot;&quot;&quot; spd=&quot;&quot;&quot;&amp;[.E96]&amp;&quot;&quot;&quot; def=&quot;&quot;&quot;&amp;[.D96]&amp;&quot;&quot;&quot; effect_hit=&quot;&quot;0.&quot;&amp;TRIM(SUBSTITUTE(SUBSTITUTE([.F96];&quot;%&quot;;&quot;&quot;);&quot;.&quot;;&quot;&quot;))&amp;&quot;&quot;&quot; effect_res=&quot;&quot;0.&quot;&amp;TRIM(SUBSTITUTE(SUBSTITUTE([.G96];&quot;%&quot;;&quot;&quot;);&quot;.&quot;;&quot;&quot;))&amp;&quot;&quot;&quot; tgh=&quot;&quot;&quot;&amp;[.$H$1]&amp;&quot;&quot;&quot; /&gt;&quot;" office:value-type="string" office:string-value="&lt;Stats level=&quot;95&quot; hp=&quot;41072&quot; atk=&quot;718&quot; spd=&quot;132&quot; def=&quot;1150&quot; effect_hit=&quot;0.36&quot; effect_res=&quot;0.20&quot; tgh=&quot;60&quot; /&gt;" calcext:value-type="string">
            <text:p>&lt;Stats level="95" hp="41072" atk="718" spd="132" def="1150" effect_hit="0.36" effect_res="0.20" tgh="60" /&gt;</text:p>
          </table:table-cell>
          <table:table-cell table:number-columns-repeated="7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.00.0000</text:date>, <text:time style:data-style-name="N2" text:time-value="21:25:42.3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2:40:08</meta:creation-date>
    <dc:date>2024-01-27T21:33:43.125000000</dc:date>
    <meta:editing-duration>PT1H31M10S</meta:editing-duration>
    <meta:editing-cycles>19</meta:editing-cycles>
    <meta:generator>LibreOffice/7.6.4.1$Windows_X86_64 LibreOffice_project/e19e193f88cd6c0525a17fb7a176ed8e6a3e2aa1</meta:generator>
    <meta:document-statistic meta:table-count="3" meta:cell-count="771" meta:object-count="0"/>
  </office:meta>
</office:document-meta>
</file>